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libri" style:font-name-asian="Calibri" style:font-name-complex="Calibri" fo:font-size="11pt" style:font-size-asian="11pt" style:font-size-complex="11pt"/>
    </style:style>
    <style:style style:name="ce3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4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Calibri1" style:font-name-asian="Calibri1" style:font-name-complex="Calibri1" fo:font-size="11pt" style:font-size-asian="11pt" style:font-size-complex="11pt"/>
    </style:style>
    <style:style style:name="ce7" style:family="table-cell" style:parent-style-name="Excel_32_Built-in_32_Normal" style:data-style-name="N36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8" style:family="table-cell" style:parent-style-name="Default" style:data-style-name="N15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9.89541666666667cm"/>
    </style:style>
    <style:style style:name="co3" style:family="table-column">
      <style:table-column-properties fo:break-before="auto" style:column-width="12.4883333333333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1.984375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2.2225cm"/>
    </style:style>
    <style:style style:name="co8" style:family="table-column">
      <style:table-column-properties fo:break-before="auto" style:column-width="2.54cm"/>
    </style:style>
    <style:style style:name="co9" style:family="table-column">
      <style:table-column-properties fo:break-before="auto" style:column-width="2.75166666666667cm"/>
    </style:style>
    <style:style style:name="co10" style:family="table-column">
      <style:table-column-properties fo:break-before="auto" style:column-width="1.93145833333333cm"/>
    </style:style>
    <style:style style:name="co11" style:family="table-column">
      <style:table-column-properties fo:break-before="auto" style:column-width="2.09020833333333cm"/>
    </style:style>
    <style:style style:name="co12" style:family="table-column">
      <style:table-column-properties fo:break-before="auto" style:column-width="2.35479166666667cm"/>
    </style:style>
    <style:style style:name="co13" style:family="table-column">
      <style:table-column-properties fo:break-before="auto" style:column-width="2.03729166666667cm"/>
    </style:style>
    <style:style style:name="co14" style:family="table-column">
      <style:table-column-properties fo:break-before="auto" style:column-width="2.24895833333333cm"/>
    </style:style>
    <style:style style:name="co15" style:family="table-column">
      <style:table-column-properties fo:break-before="auto" style:column-width="1.79916666666667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3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Info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61" table:default-cell-style-name="ce4"/>
        <table:table-column table:style-name="co5" table:number-columns-repeated="16320" table:default-cell-style-name="ce1"/>
        <table:table-row table:style-name="ro1">
          <table:table-cell office:value-type="string" table:style-name="ce2">
            <text:p>Description:</text:p>
          </table:table-cell>
          <table:table-cell office:value-type="string" table:style-name="ce2">
            <text:p>E coli model with 12 reactions</text:p>
          </table:table-cell>
          <table:table-cell table:style-name="ce2"/>
          <table:table-cell table:number-columns-repeated="3" table:style-name="ce3"/>
          <table:table-cell table:number-columns-repeated="16378"/>
        </table:table-row>
        <table:table-row table:style-name="ro1">
          <table:table-cell table:number-columns-repeated="3" table:style-name="ce2"/>
          <table:table-cell table:number-columns-repeated="3" table:style-name="ce3"/>
          <table:table-cell table:number-columns-repeated="16378"/>
        </table:table-row>
        <table:table-row table:style-name="ro1">
          <table:table-cell office:value-type="string" table:style-name="ce2">
            <text:p>Units:</text:p>
          </table:table-cell>
          <table:table-cell table:number-columns-repeated="2" table:style-name="ce2"/>
          <table:table-cell table:number-columns-repeated="3" table:style-name="ce3"/>
          <table:table-cell table:number-columns-repeated="16378"/>
        </table:table-row>
        <table:table-row table:style-name="ro1">
          <table:table-cell office:value-type="string" table:style-name="ce2">
            <text:p>Km</text:p>
          </table:table-cell>
          <table:table-cell office:value-type="string" table:style-name="ce2">
            <text:p>g/L</text:p>
          </table:table-cell>
          <table:table-cell table:style-name="ce2"/>
          <table:table-cell table:number-columns-repeated="3" table:style-name="ce3"/>
          <table:table-cell table:number-columns-repeated="16378"/>
        </table:table-row>
        <table:table-row table:style-name="ro1">
          <table:table-cell office:value-type="string" table:style-name="ce2">
            <text:p>kcat</text:p>
          </table:table-cell>
          <table:table-cell office:value-type="string" table:style-name="ce2">
            <text:p>1/h</text:p>
          </table:table-cell>
          <table:table-cell office:value-type="string" table:style-name="ce2">
            <text:p>([mass of products]/[mass of protein]/h)</text:p>
          </table:table-cell>
          <table:table-cell table:number-columns-repeated="3" table:style-name="ce3"/>
          <table:table-cell table:number-columns-repeated="16378"/>
        </table:table-row>
        <table:table-row table:style-name="ro1">
          <table:table-cell office:value-type="string" table:style-name="ce2">
            <text:p>rho</text:p>
          </table:table-cell>
          <table:table-cell office:value-type="string" table:style-name="ce2">
            <text:p>g/L</text:p>
          </table:table-cell>
          <table:table-cell table:style-name="ce2"/>
          <table:table-cell table:number-columns-repeated="3" table:style-name="ce3"/>
          <table:table-cell table:number-columns-repeated="16378"/>
        </table:table-row>
        <table:table-row table:style-name="ro1">
          <table:table-cell table:number-columns-repeated="3" table:style-name="ce2"/>
          <table:table-cell table:number-columns-repeated="3" table:style-name="ce3"/>
          <table:table-cell table:number-columns-repeated="16378"/>
        </table:table-row>
        <table:table-row table:style-name="ro1">
          <table:table-cell office:value-type="string" table:style-name="ce2">
            <text:p>Sheets:</text:p>
          </table:table-cell>
          <table:table-cell office:value-type="string" table:style-name="ce2">
            <text:p>M</text:p>
          </table:table-cell>
          <table:table-cell office:value-type="string" table:style-name="ce2">
            <text:p>Mass fraction matrix</text:p>
          </table:table-cell>
          <table:table-cell table:number-columns-repeated="3" table:style-name="ce3"/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Michaelis constant matrix</text:p>
          </table:table-cell>
          <table:table-cell table:number-columns-repeated="3" table:style-name="ce3"/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KA</text:p>
          </table:table-cell>
          <table:table-cell office:value-type="string" table:style-name="ce2">
            <text:p>Activation constant matrix</text:p>
          </table:table-cell>
          <table:table-cell table:number-columns-repeated="3" table:style-name="ce3"/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KI</text:p>
          </table:table-cell>
          <table:table-cell office:value-type="string" table:style-name="ce2">
            <text:p>Inhibition constant matrix</text:p>
          </table:table-cell>
          <table:table-cell table:number-columns-repeated="3" table:style-name="ce3"/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kcat</text:p>
          </table:table-cell>
          <table:table-cell office:value-type="string" table:style-name="ce2">
            <text:p>Turnover numbers</text:p>
          </table:table-cell>
          <table:table-cell table:number-columns-repeated="3" table:style-name="ce3"/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conditions</text:p>
          </table:table-cell>
          <table:table-cell office:value-type="string" table:style-name="ce2">
            <text:p>Value of rho and external concentrations at different growth conditions</text:p>
          </table:table-cell>
          <table:table-cell table:number-columns-repeated="3" table:style-name="ce3"/>
          <table:table-cell table:number-columns-repeated="16378"/>
        </table:table-row>
        <table:table-row table:number-rows-repeated="1048563" table:style-name="ro2">
          <table:table-cell table:number-columns-repeated="16384"/>
        </table:table-row>
      </table:table>
      <table:table table:name="M" table:style-name="ta1">
        <table:table-column table:style-name="co6" table:default-cell-style-name="ce7"/>
        <table:table-column table:style-name="co7" table:default-cell-style-name="ce7"/>
        <table:table-column table:style-name="co8" table:number-columns-repeated="2" table:default-cell-style-name="ce7"/>
        <table:table-column table:style-name="co9" table:default-cell-style-name="ce7"/>
        <table:table-column table:style-name="co10" table:number-columns-repeated="7" table:default-cell-style-name="ce7"/>
        <table:table-column table:style-name="co11" table:default-cell-style-name="ce7"/>
        <table:table-column table:style-name="co12" table:default-cell-style-name="ce7"/>
        <table:table-column table:style-name="co8" table:default-cell-style-name="ce7"/>
        <table:table-column table:style-name="co13" table:default-cell-style-name="ce7"/>
        <table:table-column table:style-name="co4" table:number-columns-repeated="48" table:default-cell-style-name="ce4"/>
        <table:table-column table:style-name="co5" table:number-columns-repeated="16320" table:default-cell-style-name="ce1"/>
        <table:table-row table:style-name="ro1">
          <table:table-cell table:style-name="ce5"/>
          <table:table-cell office:value-type="string" table:style-name="ce5">
            <text:p>Carbon_met</text:p>
          </table:table-cell>
          <table:table-cell office:value-type="string" table:style-name="ce5">
            <text:p>PSII</text:p>
          </table:table-cell>
          <table:table-cell office:value-type="string" table:style-name="ce5">
            <text:p>PSI</text:p>
          </table:table-cell>
          <table:table-cell office:value-type="string" table:style-name="ce5">
            <text:p>Cyt6bf</text:p>
          </table:table-cell>
          <table:table-cell office:value-type="string" table:style-name="ce5">
            <text:p>ATPase</text:p>
          </table:table-cell>
          <table:table-cell office:value-type="string" table:style-name="ce5">
            <text:p>Rubisco</text:p>
          </table:table-cell>
          <table:table-cell office:value-type="string" table:style-name="ce5">
            <text:p>AA_s</text:p>
          </table:table-cell>
          <table:table-cell office:value-type="string" table:style-name="ce5">
            <text:p>Ribosome</text:p>
          </table:table-cell>
          <table:table-cell table:number-columns-repeated="7" table:style-name="ce5"/>
          <table:table-cell table:number-columns-repeated="16368"/>
        </table:table-row>
        <table:table-row table:style-name="ro1">
          <table:table-cell office:value-type="string" table:style-name="ce5">
            <text:p>x_C</text:p>
          </table:table-cell>
          <table:table-cell office:value-type="float" office:value="-0.99" table:style-name="ce5">
            <text:p>-0,9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7" table:style-name="ce5"/>
          <table:table-cell table:number-columns-repeated="16368"/>
        </table:table-row>
        <table:table-row table:style-name="ro1">
          <table:table-cell office:value-type="string" table:style-name="ce5">
            <text:p>x_PSU</text:p>
          </table:table-cell>
          <table:table-cell office:value-type="float" office:value="0" table:style-name="ce5">
            <text:p>0</text:p>
          </table:table-cell>
          <table:table-cell office:value-type="float" office:value="-0.1" table:style-name="ce5">
            <text:p>-0,1</text:p>
          </table:table-cell>
          <table:table-cell office:value-type="float" office:value="-0.1" table:style-name="ce5">
            <text:p>-0,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7" table:style-name="ce5"/>
          <table:table-cell table:number-columns-repeated="16368"/>
        </table:table-row>
        <table:table-row table:style-name="ro1">
          <table:table-cell office:value-type="string" table:style-name="ce5">
            <text:p>CO2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-0.9" table:style-name="ce5">
            <text:p>-0,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7" table:style-name="ce5"/>
          <table:table-cell table:number-columns-repeated="16368"/>
        </table:table-row>
        <table:table-row table:style-name="ro1">
          <table:table-cell office:value-type="string" table:style-name="ce5">
            <text:p>H</text:p>
          </table:table-cell>
          <table:table-cell office:value-type="float" office:value="0" table:style-name="ce5">
            <text:p>0</text:p>
          </table:table-cell>
          <table:table-cell office:value-type="float" office:value="0.02" table:style-name="ce5">
            <text:p>0,02</text:p>
          </table:table-cell>
          <table:table-cell office:value-type="float" office:value="0" table:style-name="ce5">
            <text:p>0</text:p>
          </table:table-cell>
          <table:table-cell office:value-type="float" office:value="0.01" table:style-name="ce5">
            <text:p>0,01</text:p>
          </table:table-cell>
          <table:table-cell office:value-type="float" office:value="-1" table:style-name="ce5">
            <text:p>-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7" table:style-name="ce5"/>
          <table:table-cell table:number-columns-repeated="16368"/>
        </table:table-row>
        <table:table-row table:style-name="ro1">
          <table:table-cell office:value-type="string" table:style-name="ce5">
            <text:p>PC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99" table:style-name="ce5">
            <text:p>0,99</text:p>
          </table:table-cell>
          <table:table-cell office:value-type="float" office:value="-0.7" table:style-name="ce5">
            <text:p>-0,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7" table:style-name="ce5"/>
          <table:table-cell table:number-columns-repeated="16368"/>
        </table:table-row>
        <table:table-row table:style-name="ro1">
          <table:table-cell office:value-type="string" table:style-name="ce5">
            <text:p>PC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-0.9" table:style-name="ce5">
            <text:p>-0,9</text:p>
          </table:table-cell>
          <table:table-cell office:value-type="float" office:value="0.69" table:style-name="ce5">
            <text:p>0,6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7" table:style-name="ce5"/>
          <table:table-cell table:number-columns-repeated="16368"/>
        </table:table-row>
        <table:table-row table:style-name="ro1">
          <table:table-cell office:value-type="string" table:style-name="ce5">
            <text:p>Q</text:p>
          </table:table-cell>
          <table:table-cell office:value-type="float" office:value="0" table:style-name="ce5">
            <text:p>0</text:p>
          </table:table-cell>
          <table:table-cell office:value-type="float" office:value="-0.9" table:style-name="ce5">
            <text:p>-0,9</text:p>
          </table:table-cell>
          <table:table-cell office:value-type="float" office:value="0" table:style-name="ce5">
            <text:p>0</text:p>
          </table:table-cell>
          <table:table-cell office:value-type="float" office:value="0.3" table:style-name="ce5">
            <text:p>0,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7" table:style-name="ce5"/>
          <table:table-cell table:number-columns-repeated="16368"/>
        </table:table-row>
        <table:table-row table:style-name="ro1">
          <table:table-cell office:value-type="string" table:style-name="ce5">
            <text:p>QH2</text:p>
          </table:table-cell>
          <table:table-cell office:value-type="float" office:value="0" table:style-name="ce5">
            <text:p>0</text:p>
          </table:table-cell>
          <table:table-cell office:value-type="float" office:value="0.98" table:style-name="ce5">
            <text:p>0,98</text:p>
          </table:table-cell>
          <table:table-cell office:value-type="float" office:value="0" table:style-name="ce5">
            <text:p>0</text:p>
          </table:table-cell>
          <table:table-cell office:value-type="float" office:value="-0.3" table:style-name="ce5">
            <text:p>-0,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7" table:style-name="ce5"/>
          <table:table-cell table:number-columns-repeated="16368"/>
        </table:table-row>
        <table:table-row table:style-name="ro1">
          <table:table-cell office:value-type="string" table:style-name="ce5">
            <text:p>ATP</text:p>
          </table:table-cell>
          <table:table-cell office:value-type="float" office:value="-0.01" table:style-name="ce5">
            <text:p>-0,0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-0.05" table:style-name="ce5">
            <text:p>-0,05</text:p>
          </table:table-cell>
          <table:table-cell office:value-type="float" office:value="-0.05" table:style-name="ce5">
            <text:p>-0,05</text:p>
          </table:table-cell>
          <table:table-cell office:value-type="float" office:value="-0.3" table:style-name="ce6">
            <text:p>-0,3</text:p>
          </table:table-cell>
          <table:table-cell table:number-columns-repeated="7" table:style-name="ce5"/>
          <table:table-cell table:number-columns-repeated="16368"/>
        </table:table-row>
        <table:table-row table:style-name="ro1">
          <table:table-cell office:value-type="string" table:style-name="ce5">
            <text:p>NADPH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01" table:style-name="ce5">
            <text:p>0,0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-0.05" table:style-name="ce5">
            <text:p>-0,05</text:p>
          </table:table-cell>
          <table:table-cell office:value-type="float" office:value="-0.05" table:style-name="ce5">
            <text:p>-0,05</text:p>
          </table:table-cell>
          <table:table-cell office:value-type="float" office:value="0" table:style-name="ce5">
            <text:p>0</text:p>
          </table:table-cell>
          <table:table-cell table:number-columns-repeated="7" table:style-name="ce5"/>
          <table:table-cell table:number-columns-repeated="16368"/>
        </table:table-row>
        <table:table-row table:style-name="ro1">
          <table:table-cell office:value-type="string" table:style-name="ce5">
            <text:p>C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-0.9" table:style-name="ce5">
            <text:p>-0,9</text:p>
          </table:table-cell>
          <table:table-cell office:value-type="float" office:value="0" table:style-name="ce5">
            <text:p>0</text:p>
          </table:table-cell>
          <table:table-cell table:number-columns-repeated="7" table:style-name="ce5"/>
          <table:table-cell table:number-columns-repeated="16368"/>
        </table:table-row>
        <table:table-row table:style-name="ro1">
          <table:table-cell office:value-type="string" table:style-name="ce5">
            <text:p>AA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-0.7" table:style-name="ce5">
            <text:p>-0,7</text:p>
          </table:table-cell>
          <table:table-cell table:number-columns-repeated="7" table:style-name="ce5"/>
          <table:table-cell table:number-columns-repeated="16368"/>
        </table:table-row>
        <table:table-row table:style-name="ro1">
          <table:table-cell office:value-type="string" table:style-name="ce5">
            <text:p>Protein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number-columns-repeated="7" table:style-name="ce5"/>
          <table:table-cell table:number-columns-repeated="16368"/>
        </table:table-row>
        <table:table-row table:number-rows-repeated="7" table:style-name="ro1">
          <table:table-cell table:number-columns-repeated="16" table:style-name="ce5"/>
          <table:table-cell table:number-columns-repeated="16368"/>
        </table:table-row>
        <table:table-row table:number-rows-repeated="2" table:style-name="ro1">
          <table:table-cell table:number-columns-repeated="9" table:style-name="ce5"/>
          <table:table-cell table:number-columns-repeated="7" table:style-name="ce1"/>
          <table:table-cell table:number-columns-repeated="16368"/>
        </table:table-row>
        <table:table-row table:number-rows-repeated="2" table:style-name="ro1">
          <table:table-cell table:number-columns-repeated="9" table:style-name="ce5"/>
          <table:table-cell table:number-columns-repeated="7" table:style-name="ce7"/>
          <table:table-cell table:number-columns-repeated="16368"/>
        </table:table-row>
        <table:table-row table:style-name="ro1">
          <table:table-cell table:number-columns-repeated="8" table:style-name="ce5"/>
          <table:table-cell table:style-name="ce6"/>
          <table:table-cell table:number-columns-repeated="7" table:style-name="ce7"/>
          <table:table-cell table:number-columns-repeated="16368"/>
        </table:table-row>
        <table:table-row table:number-rows-repeated="4" table:style-name="ro1">
          <table:table-cell table:number-columns-repeated="9" table:style-name="ce5"/>
          <table:table-cell table:number-columns-repeated="7" table:style-name="ce7"/>
          <table:table-cell table:number-columns-repeated="16368"/>
        </table:table-row>
        <table:table-row table:number-rows-repeated="1048546" table:style-name="ro2">
          <table:table-cell table:number-columns-repeated="16384"/>
        </table:table-row>
      </table:table>
      <table:table table:name="KM_forward" table:style-name="ta1">
        <table:table-column table:style-name="co6" table:default-cell-style-name="ce4"/>
        <table:table-column table:style-name="co7" table:default-cell-style-name="ce4"/>
        <table:table-column table:style-name="co10" table:number-columns-repeated="6" table:default-cell-style-name="ce4"/>
        <table:table-column table:style-name="co4" table:number-columns-repeated="5" table:default-cell-style-name="ce4"/>
        <table:table-column table:style-name="co11" table:default-cell-style-name="ce4"/>
        <table:table-column table:style-name="co12" table:default-cell-style-name="ce4"/>
        <table:table-column table:style-name="co8" table:default-cell-style-name="ce4"/>
        <table:table-column table:style-name="co4" table:number-columns-repeated="48" table:default-cell-style-name="ce4"/>
        <table:table-column table:style-name="co5" table:number-columns-repeated="16320" table:default-cell-style-name="ce1"/>
        <table:table-row table:style-name="ro1">
          <table:table-cell table:style-name="ce5"/>
          <table:table-cell office:value-type="string" table:style-name="ce5">
            <text:p>Carbon_met</text:p>
          </table:table-cell>
          <table:table-cell office:value-type="string" table:style-name="ce5">
            <text:p>PSII</text:p>
          </table:table-cell>
          <table:table-cell office:value-type="string" table:style-name="ce5">
            <text:p>PSI</text:p>
          </table:table-cell>
          <table:table-cell office:value-type="string" table:style-name="ce5">
            <text:p>Cyt6bf</text:p>
          </table:table-cell>
          <table:table-cell office:value-type="string" table:style-name="ce5">
            <text:p>ATPase</text:p>
          </table:table-cell>
          <table:table-cell office:value-type="string" table:style-name="ce5">
            <text:p>Rubisco</text:p>
          </table:table-cell>
          <table:table-cell office:value-type="string" table:style-name="ce5">
            <text:p>AA_s</text:p>
          </table:table-cell>
          <table:table-cell office:value-type="string" table:style-name="ce5">
            <text:p>Ribosome</text:p>
          </table:table-cell>
          <table:table-cell table:number-columns-repeated="8" table:style-name="ce5"/>
          <table:table-cell table:number-columns-repeated="16367"/>
        </table:table-row>
        <table:table-row table:style-name="ro1">
          <table:table-cell office:value-type="string" table:style-name="ce5">
            <text:p>x_C</text:p>
          </table:table-cell>
          <table:table-cell office:value-type="float" office:value="3.15E-3" table:style-name="ce5">
            <text:p>0,003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8" table:style-name="ce5"/>
          <table:table-cell table:number-columns-repeated="16367"/>
        </table:table-row>
        <table:table-row table:style-name="ro1">
          <table:table-cell office:value-type="string" table:style-name="ce5">
            <text:p>x_PSU</text:p>
          </table:table-cell>
          <table:table-cell office:value-type="float" office:value="0" table:style-name="ce5">
            <text:p>0</text:p>
          </table:table-cell>
          <table:table-cell office:value-type="float" office:value="440" table:style-name="ce8">
            <text:p>4,40E+02</text:p>
          </table:table-cell>
          <table:table-cell office:value-type="float" office:value="440" table:style-name="ce8">
            <text:p>4,40E+0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8" table:style-name="ce5"/>
          <table:table-cell table:number-columns-repeated="16367"/>
        </table:table-row>
        <table:table-row table:style-name="ro1">
          <table:table-cell office:value-type="string" table:style-name="ce5">
            <text:p>CO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91" table:style-name="ce5">
            <text:p>11,9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7" table:style-name="ce5"/>
          <table:table-cell table:number-columns-repeated="48" table:style-name="ce4"/>
          <table:table-cell table:number-columns-repeated="16320"/>
        </table:table-row>
        <table:table-row table:style-name="ro1">
          <table:table-cell office:value-type="string" table:style-name="ce5">
            <text:p>H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5"/>
          <table:table-cell table:number-columns-repeated="2" table:style-name="ce8"/>
          <table:table-cell table:number-columns-repeated="2" table:style-name="ce5"/>
          <table:table-cell table:style-name="ce8"/>
          <table:table-cell table:number-columns-repeated="2" table:style-name="ce5"/>
          <table:table-cell table:number-columns-repeated="16367"/>
        </table:table-row>
        <table:table-row table:style-name="ro1">
          <table:table-cell office:value-type="string" table:style-name="ce5">
            <text:p>PC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4175" table:style-name="ce5">
            <text:p>1,417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2" table:style-name="ce8"/>
          <table:table-cell table:number-columns-repeated="3" table:style-name="ce5"/>
          <table:table-cell table:number-columns-repeated="16367"/>
        </table:table-row>
        <table:table-row table:style-name="ro1">
          <table:table-cell office:value-type="string" table:style-name="ce5">
            <text:p>PC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617" table:style-name="ce5">
            <text:p>1,6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2" table:style-name="ce8"/>
          <table:table-cell table:number-columns-repeated="3" table:style-name="ce5"/>
          <table:table-cell table:number-columns-repeated="16367"/>
        </table:table-row>
        <table:table-row table:style-name="ro1">
          <table:table-cell office:value-type="string" table:style-name="ce5">
            <text:p>Q</text:p>
          </table:table-cell>
          <table:table-cell office:value-type="float" office:value="0" table:style-name="ce5">
            <text:p>0</text:p>
          </table:table-cell>
          <table:table-cell office:value-type="float" office:value="1.258656" table:style-name="ce5">
            <text:p>1,25865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8" table:style-name="ce5"/>
          <table:table-cell table:number-columns-repeated="16367"/>
        </table:table-row>
        <table:table-row table:style-name="ro1">
          <table:table-cell office:value-type="string" table:style-name="ce5">
            <text:p>QH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8" table:style-name="ce5"/>
          <table:table-cell table:number-columns-repeated="16367"/>
        </table:table-row>
        <table:table-row table:style-name="ro1">
          <table:table-cell office:value-type="string" table:style-name="ce5">
            <text:p>ATP</text:p>
          </table:table-cell>
          <table:table-cell office:value-type="float" office:value="2.9999999999999997E-4" table:style-name="ce5">
            <text:p>0,000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64" table:style-name="ce5">
            <text:p>0,64</text:p>
          </table:table-cell>
          <table:table-cell office:value-type="float" office:value="0.64" table:style-name="ce5">
            <text:p>0,64</text:p>
          </table:table-cell>
          <table:table-cell office:value-type="float" office:value="1" table:style-name="ce5">
            <text:p>1</text:p>
          </table:table-cell>
          <table:table-cell table:number-columns-repeated="8" table:style-name="ce5"/>
          <table:table-cell table:number-columns-repeated="16367"/>
        </table:table-row>
        <table:table-row table:style-name="ro1">
          <table:table-cell office:value-type="string" table:style-name="ce5">
            <text:p>NADPH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65" table:style-name="ce5">
            <text:p>0,65</text:p>
          </table:table-cell>
          <table:table-cell office:value-type="float" office:value="0.65" table:style-name="ce5">
            <text:p>0,65</text:p>
          </table:table-cell>
          <table:table-cell office:value-type="float" office:value="0" table:style-name="ce5">
            <text:p>0</text:p>
          </table:table-cell>
          <table:table-cell table:number-columns-repeated="8" table:style-name="ce5"/>
          <table:table-cell table:number-columns-repeated="16367"/>
        </table:table-row>
        <table:table-row table:style-name="ro1">
          <table:table-cell office:value-type="string" table:style-name="ce5">
            <text:p>C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91" table:style-name="ce5">
            <text:p>11,91</text:p>
          </table:table-cell>
          <table:table-cell office:value-type="float" office:value="0" table:style-name="ce5">
            <text:p>0</text:p>
          </table:table-cell>
          <table:table-cell table:style-name="ce5"/>
          <table:table-cell table:style-name="ce9"/>
          <table:table-cell table:number-columns-repeated="6" table:style-name="ce5"/>
          <table:table-cell table:number-columns-repeated="16367"/>
        </table:table-row>
        <table:table-row table:style-name="ro1">
          <table:table-cell office:value-type="string" table:style-name="ce5">
            <text:p>AA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3000000000000007" table:style-name="ce5">
            <text:p>8,3</text:p>
          </table:table-cell>
          <table:table-cell table:number-columns-repeated="8" table:style-name="ce5"/>
          <table:table-cell table:number-columns-repeated="16367"/>
        </table:table-row>
        <table:table-row table:style-name="ro1">
          <table:table-cell office:value-type="string" table:style-name="ce5">
            <text:p>Protein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8" table:style-name="ce5"/>
          <table:table-cell table:number-columns-repeated="16367"/>
        </table:table-row>
        <table:table-row table:number-rows-repeated="8" table:style-name="ro1">
          <table:table-cell table:number-columns-repeated="17" table:style-name="ce5"/>
          <table:table-cell table:number-columns-repeated="16367"/>
        </table:table-row>
        <table:table-row table:number-rows-repeated="1048554" table:style-name="ro2">
          <table:table-cell table:number-columns-repeated="16384"/>
        </table:table-row>
      </table:table>
      <table:table table:name="KI" table:style-name="ta2">
        <table:table-column table:style-name="co14" table:number-columns-repeated="1021" table:default-cell-style-name="ce1"/>
        <table:table-column table:style-name="co5" table:number-columns-repeated="15363" table:default-cell-style-name="ce1"/>
        <table:table-row table:style-name="ro1">
          <table:table-cell table:style-name="ce5"/>
          <table:table-cell office:value-type="string" table:style-name="ce5">
            <text:p>Carbon_met</text:p>
          </table:table-cell>
          <table:table-cell office:value-type="string" table:style-name="ce5">
            <text:p>PSII</text:p>
          </table:table-cell>
          <table:table-cell office:value-type="string" table:style-name="ce5">
            <text:p>PSI</text:p>
          </table:table-cell>
          <table:table-cell office:value-type="string" table:style-name="ce5">
            <text:p>Cyt6bf</text:p>
          </table:table-cell>
          <table:table-cell office:value-type="string" table:style-name="ce5">
            <text:p>ATPase</text:p>
          </table:table-cell>
          <table:table-cell office:value-type="string" table:style-name="ce5">
            <text:p>Rubisco</text:p>
          </table:table-cell>
          <table:table-cell office:value-type="string" table:style-name="ce5">
            <text:p>AA_s</text:p>
          </table:table-cell>
          <table:table-cell office:value-type="string" table:style-name="ce5">
            <text:p>Ribosome</text:p>
          </table:table-cell>
          <table:table-cell table:number-columns-repeated="7" table:style-name="ce5"/>
          <table:table-cell table:number-columns-repeated="16368"/>
        </table:table-row>
        <table:table-row table:style-name="ro1">
          <table:table-cell office:value-type="string" table:style-name="ce5">
            <text:p>x_C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7" table:style-name="ce5"/>
          <table:table-cell table:number-columns-repeated="16368"/>
        </table:table-row>
        <table:table-row table:style-name="ro1">
          <table:table-cell office:value-type="string" table:style-name="ce5">
            <text:p>x_PSU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5" table:style-name="ce5">
            <text:p>85</text:p>
          </table:table-cell>
          <table:table-cell table:number-columns-repeated="7" table:style-name="ce5"/>
          <table:table-cell table:number-columns-repeated="16368"/>
        </table:table-row>
        <table:table-row table:style-name="ro1">
          <table:table-cell office:value-type="string" table:style-name="ce5">
            <text:p>CO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7" table:style-name="ce5"/>
          <table:table-cell table:number-columns-repeated="16368" table:style-name="ce4"/>
        </table:table-row>
        <table:table-row table:style-name="ro1">
          <table:table-cell office:value-type="string" table:style-name="ce5">
            <text:p>H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7" table:style-name="ce5"/>
          <table:table-cell table:number-columns-repeated="16368"/>
        </table:table-row>
        <table:table-row table:style-name="ro1">
          <table:table-cell office:value-type="string" table:style-name="ce5">
            <text:p>PC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7" table:style-name="ce5"/>
          <table:table-cell table:number-columns-repeated="16368"/>
        </table:table-row>
        <table:table-row table:style-name="ro1">
          <table:table-cell office:value-type="string" table:style-name="ce5">
            <text:p>PC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7" table:style-name="ce5"/>
          <table:table-cell table:number-columns-repeated="16368"/>
        </table:table-row>
        <table:table-row table:style-name="ro1">
          <table:table-cell office:value-type="string" table:style-name="ce5">
            <text:p>Q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7" table:style-name="ce5"/>
          <table:table-cell table:number-columns-repeated="16368"/>
        </table:table-row>
        <table:table-row table:style-name="ro1">
          <table:table-cell office:value-type="string" table:style-name="ce5">
            <text:p>QH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7" table:style-name="ce5"/>
          <table:table-cell table:number-columns-repeated="16368"/>
        </table:table-row>
        <table:table-row table:style-name="ro1">
          <table:table-cell office:value-type="string" table:style-name="ce5">
            <text:p>ATP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7" table:style-name="ce5"/>
          <table:table-cell table:number-columns-repeated="16368"/>
        </table:table-row>
        <table:table-row table:style-name="ro1">
          <table:table-cell office:value-type="string" table:style-name="ce5">
            <text:p>NADPH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7" table:style-name="ce5"/>
          <table:table-cell table:number-columns-repeated="16368"/>
        </table:table-row>
        <table:table-row table:style-name="ro1">
          <table:table-cell office:value-type="string" table:style-name="ce5">
            <text:p>C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7" table:style-name="ce5"/>
          <table:table-cell table:number-columns-repeated="16368"/>
        </table:table-row>
        <table:table-row table:style-name="ro1">
          <table:table-cell office:value-type="string" table:style-name="ce5">
            <text:p>AA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7" table:style-name="ce5"/>
          <table:table-cell table:number-columns-repeated="16368"/>
        </table:table-row>
        <table:table-row table:style-name="ro1">
          <table:table-cell office:value-type="string" table:style-name="ce5">
            <text:p>Protein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7" table:style-name="ce5"/>
          <table:table-cell table:number-columns-repeated="16368"/>
        </table:table-row>
        <table:table-row table:number-rows-repeated="6" table:style-name="ro1">
          <table:table-cell table:number-columns-repeated="16" table:style-name="ce5"/>
          <table:table-cell table:number-columns-repeated="16368"/>
        </table:table-row>
        <table:table-row table:style-name="ro1">
          <table:table-cell table:number-columns-repeated="14" table:style-name="ce5"/>
          <table:table-cell table:number-columns-repeated="16370" table:style-name="ce1"/>
        </table:table-row>
        <table:table-row table:style-name="ro1">
          <table:table-cell table:number-columns-repeated="13" table:style-name="ce5"/>
          <table:table-cell table:number-columns-repeated="16371" table:style-name="ce1"/>
        </table:table-row>
        <table:table-row table:number-rows-repeated="1048554" table:style-name="ro1">
          <table:table-cell table:number-columns-repeated="16384"/>
        </table:table-row>
      </table:table>
      <table:table table:name="KA" table:style-name="ta2">
        <table:table-column table:style-name="co1" table:number-columns-repeated="11" table:default-cell-style-name="ce1"/>
        <table:table-column table:style-name="co8" table:default-cell-style-name="ce1"/>
        <table:table-column table:style-name="co1" table:default-cell-style-name="ce1"/>
        <table:table-column table:style-name="co14" table:number-columns-repeated="1008" table:default-cell-style-name="ce1"/>
        <table:table-column table:style-name="co5" table:number-columns-repeated="15363" table:default-cell-style-name="ce1"/>
        <table:table-row table:style-name="ro1">
          <table:table-cell table:style-name="ce5"/>
          <table:table-cell office:value-type="string" table:style-name="ce5">
            <text:p>Carbon_met</text:p>
          </table:table-cell>
          <table:table-cell office:value-type="string" table:style-name="ce5">
            <text:p>PSII</text:p>
          </table:table-cell>
          <table:table-cell office:value-type="string" table:style-name="ce5">
            <text:p>PSI</text:p>
          </table:table-cell>
          <table:table-cell office:value-type="string" table:style-name="ce5">
            <text:p>Cyt6bf</text:p>
          </table:table-cell>
          <table:table-cell office:value-type="string" table:style-name="ce5">
            <text:p>ATPase</text:p>
          </table:table-cell>
          <table:table-cell office:value-type="string" table:style-name="ce5">
            <text:p>Rubisco</text:p>
          </table:table-cell>
          <table:table-cell office:value-type="string" table:style-name="ce5">
            <text:p>AA_s</text:p>
          </table:table-cell>
          <table:table-cell office:value-type="string" table:style-name="ce5">
            <text:p>Ribosome</text:p>
          </table:table-cell>
          <table:table-cell table:number-columns-repeated="7" table:style-name="ce5"/>
          <table:table-cell table:number-columns-repeated="16368"/>
        </table:table-row>
        <table:table-row table:style-name="ro1">
          <table:table-cell office:value-type="string" table:style-name="ce5">
            <text:p>x_C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7" table:style-name="ce5"/>
          <table:table-cell table:number-columns-repeated="16368"/>
        </table:table-row>
        <table:table-row table:style-name="ro1">
          <table:table-cell office:value-type="string" table:style-name="ce5">
            <text:p>x_PSU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7" table:style-name="ce5"/>
          <table:table-cell table:number-columns-repeated="16368"/>
        </table:table-row>
        <table:table-row table:style-name="ro1">
          <table:table-cell office:value-type="string" table:style-name="ce5">
            <text:p>CO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7" table:style-name="ce5"/>
          <table:table-cell table:number-columns-repeated="16368" table:style-name="ce4"/>
        </table:table-row>
        <table:table-row table:style-name="ro1">
          <table:table-cell office:value-type="string" table:style-name="ce5">
            <text:p>H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7" table:style-name="ce5"/>
          <table:table-cell table:number-columns-repeated="16368"/>
        </table:table-row>
        <table:table-row table:style-name="ro1">
          <table:table-cell office:value-type="string" table:style-name="ce5">
            <text:p>PC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7" table:style-name="ce5"/>
          <table:table-cell table:number-columns-repeated="16368"/>
        </table:table-row>
        <table:table-row table:style-name="ro1">
          <table:table-cell office:value-type="string" table:style-name="ce5">
            <text:p>PC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7" table:style-name="ce5"/>
          <table:table-cell table:number-columns-repeated="16368"/>
        </table:table-row>
        <table:table-row table:style-name="ro1">
          <table:table-cell office:value-type="string" table:style-name="ce5">
            <text:p>Q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7" table:style-name="ce5"/>
          <table:table-cell table:number-columns-repeated="16368"/>
        </table:table-row>
        <table:table-row table:style-name="ro1">
          <table:table-cell office:value-type="string" table:style-name="ce5">
            <text:p>QH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7" table:style-name="ce5"/>
          <table:table-cell table:number-columns-repeated="16368"/>
        </table:table-row>
        <table:table-row table:style-name="ro1">
          <table:table-cell office:value-type="string" table:style-name="ce5">
            <text:p>ATP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7" table:style-name="ce5"/>
          <table:table-cell table:number-columns-repeated="16368"/>
        </table:table-row>
        <table:table-row table:style-name="ro1">
          <table:table-cell office:value-type="string" table:style-name="ce5">
            <text:p>NADPH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7" table:style-name="ce5"/>
          <table:table-cell table:number-columns-repeated="16368"/>
        </table:table-row>
        <table:table-row table:style-name="ro1">
          <table:table-cell office:value-type="string" table:style-name="ce5">
            <text:p>C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7" table:style-name="ce5"/>
          <table:table-cell table:number-columns-repeated="16368"/>
        </table:table-row>
        <table:table-row table:style-name="ro1">
          <table:table-cell office:value-type="string" table:style-name="ce5">
            <text:p>AA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7" table:style-name="ce5"/>
          <table:table-cell table:number-columns-repeated="16368"/>
        </table:table-row>
        <table:table-row table:style-name="ro1">
          <table:table-cell office:value-type="string" table:style-name="ce5">
            <text:p>Protein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7" table:style-name="ce5"/>
          <table:table-cell table:number-columns-repeated="16368"/>
        </table:table-row>
        <table:table-row table:number-rows-repeated="9" table:style-name="ro1">
          <table:table-cell table:number-columns-repeated="16" table:style-name="ce5"/>
          <table:table-cell table:number-columns-repeated="16368"/>
        </table:table-row>
        <table:table-row table:number-rows-repeated="1048553" table:style-name="ro1">
          <table:table-cell table:number-columns-repeated="16384"/>
        </table:table-row>
      </table:table>
      <table:table table:name="kcat" table:style-name="ta1">
        <table:table-column table:style-name="co15" table:default-cell-style-name="ce7"/>
        <table:table-column table:style-name="co4" table:default-cell-style-name="ce7"/>
        <table:table-column table:style-name="co10" table:number-columns-repeated="2" table:default-cell-style-name="ce7"/>
        <table:table-column table:style-name="co4" table:number-columns-repeated="4" table:default-cell-style-name="ce4"/>
        <table:table-column table:style-name="co11" table:default-cell-style-name="ce4"/>
        <table:table-column table:style-name="co12" table:default-cell-style-name="ce4"/>
        <table:table-column table:style-name="co8" table:default-cell-style-name="ce4"/>
        <table:table-column table:style-name="co4" table:number-columns-repeated="53" table:default-cell-style-name="ce4"/>
        <table:table-column table:style-name="co5" table:number-columns-repeated="16320" table:default-cell-style-name="ce1"/>
        <table:table-row table:style-name="ro1">
          <table:table-cell table:style-name="ce5"/>
          <table:table-cell office:value-type="string" table:style-name="ce11">
            <text:p>Carbon_met</text:p>
          </table:table-cell>
          <table:table-cell office:value-type="string" table:style-name="ce5">
            <text:p>PSII</text:p>
          </table:table-cell>
          <table:table-cell office:value-type="string" table:style-name="ce5">
            <text:p>PSI</text:p>
          </table:table-cell>
          <table:table-cell office:value-type="string" table:style-name="ce5">
            <text:p>Cyt6bf</text:p>
          </table:table-cell>
          <table:table-cell office:value-type="string" table:style-name="ce5">
            <text:p>ATPase</text:p>
          </table:table-cell>
          <table:table-cell office:value-type="string" table:style-name="ce5">
            <text:p>Rubisco</text:p>
          </table:table-cell>
          <table:table-cell office:value-type="string" table:style-name="ce5">
            <text:p>AA_s</text:p>
          </table:table-cell>
          <table:table-cell office:value-type="string" table:style-name="ce5">
            <text:p>Ribosome</text:p>
          </table:table-cell>
          <table:table-cell table:number-columns-repeated="7" table:style-name="ce5"/>
          <table:table-cell table:number-columns-repeated="16368"/>
        </table:table-row>
        <table:table-row table:style-name="ro1">
          <table:table-cell office:value-type="string" table:style-name="ce5">
            <text:p>kcat_forward</text:p>
          </table:table-cell>
          <table:table-cell office:value-type="float" office:value="51.544473190226" table:style-name="ce5">
            <text:p>51,54447319</text:p>
          </table:table-cell>
          <table:table-cell office:value-type="float" office:value="3.6920577683972202" table:style-name="ce5">
            <text:p>3,692057768</text:p>
          </table:table-cell>
          <table:table-cell office:value-type="float" office:value="37.965987296460099" table:style-name="ce1">
            <text:p>37,9659873</text:p>
          </table:table-cell>
          <table:table-cell office:value-type="float" office:value="1404.8910666704401" table:style-name="ce1">
            <text:p>1404,891067</text:p>
          </table:table-cell>
          <table:table-cell office:value-type="float" office:value="4.9000000000000004" table:style-name="ce1">
            <text:p>4,9</text:p>
          </table:table-cell>
          <table:table-cell office:value-type="float" office:value="3.45" table:style-name="ce1">
            <text:p>3,45</text:p>
          </table:table-cell>
          <table:table-cell office:value-type="float" office:value="3.45" table:style-name="ce1">
            <text:p>3,45</text:p>
          </table:table-cell>
          <table:table-cell office:value-type="float" office:value="4.55" table:style-name="ce1">
            <text:p>4,55</text:p>
          </table:table-cell>
          <table:table-cell table:number-columns-repeated="6" table:style-name="ce1"/>
          <table:table-cell table:number-columns-repeated="49" table:style-name="ce4"/>
          <table:table-cell table:number-columns-repeated="16320"/>
        </table:table-row>
        <table:table-row table:style-name="ro1">
          <table:table-cell office:value-type="string" table:style-name="ce7">
            <text:p>kcat_backwar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2.44" table:style-name="ce1">
            <text:p>702,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4" table:style-name="ce1"/>
          <table:table-cell table:number-columns-repeated="51" table:style-name="ce4"/>
          <table:table-cell table:number-columns-repeated="16320"/>
        </table:table-row>
        <table:table-row table:style-name="ro1">
          <table:table-cell table:style-name="ce7"/>
          <table:table-cell table:style-name="ce1"/>
          <table:table-cell table:style-name="ce5"/>
          <table:table-cell table:number-columns-repeated="13" table:style-name="ce1"/>
          <table:table-cell table:number-columns-repeated="16368"/>
        </table:table-row>
        <table:table-row table:style-name="ro1">
          <table:table-cell table:number-columns-repeated="8" table:style-name="ce5"/>
          <table:table-cell table:number-columns-repeated="8" table:style-name="ce1"/>
          <table:table-cell table:number-columns-repeated="16368"/>
        </table:table-row>
        <table:table-row table:number-rows-repeated="2" table:style-name="ro1">
          <table:table-cell table:number-columns-repeated="3" table:style-name="ce5"/>
          <table:table-cell table:number-columns-repeated="5" table:style-name="ce1"/>
          <table:table-cell table:number-columns-repeated="56" table:style-name="ce4"/>
          <table:table-cell table:number-columns-repeated="16320"/>
        </table:table-row>
        <table:table-row table:number-rows-repeated="9" table:style-name="ro1">
          <table:table-cell table:number-columns-repeated="2" table:style-name="ce7"/>
          <table:table-cell table:style-name="ce5"/>
          <table:table-cell table:style-name="ce7"/>
          <table:table-cell table:number-columns-repeated="60" table:style-name="ce4"/>
          <table:table-cell table:number-columns-repeated="16320"/>
        </table:table-row>
        <table:table-row table:number-rows-repeated="2" table:style-name="ro1">
          <table:table-cell table:number-columns-repeated="2"/>
          <table:table-cell table:style-name="ce5"/>
          <table:table-cell table:number-columns-repeated="16381"/>
        </table:table-row>
        <table:table-row table:number-rows-repeated="1048558" table:style-name="ro2">
          <table:table-cell table:number-columns-repeated="16384"/>
        </table:table-row>
      </table:table>
      <table:table table:name="conditions" table:style-name="ta1">
        <table:table-column table:style-name="co15" table:number-columns-repeated="5" table:default-cell-style-name="ce7"/>
        <table:table-column table:style-name="co4" table:number-columns-repeated="59" table:default-cell-style-name="ce4"/>
        <table:table-column table:style-name="co4" table:number-columns-repeated="137" table:default-cell-style-name="ce1"/>
        <table:table-column table:style-name="co5" table:number-columns-repeated="16183" table:default-cell-style-name="ce1"/>
        <table:table-row table:style-name="ro1">
          <table:table-cell table:style-name="ce5"/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5">
            <text:p>9</text:p>
          </table:table-cell>
          <table:table-cell office:value-type="float" office:value="10" table:style-name="ce5">
            <text:p>10</text:p>
          </table:table-cell>
          <table:table-cell office:value-type="float" office:value="11" table:style-name="ce5">
            <text:p>11</text:p>
          </table:table-cell>
          <table:table-cell office:value-type="float" office:value="12" table:style-name="ce5">
            <text:p>12</text:p>
          </table:table-cell>
          <table:table-cell office:value-type="float" office:value="13" table:style-name="ce5">
            <text:p>13</text:p>
          </table:table-cell>
          <table:table-cell office:value-type="float" office:value="14" table:style-name="ce5">
            <text:p>14</text:p>
          </table:table-cell>
          <table:table-cell office:value-type="float" office:value="15" table:style-name="ce5">
            <text:p>15</text:p>
          </table:table-cell>
          <table:table-cell office:value-type="float" office:value="16" table:style-name="ce5">
            <text:p>16</text:p>
          </table:table-cell>
          <table:table-cell office:value-type="float" office:value="17" table:style-name="ce5">
            <text:p>17</text:p>
          </table:table-cell>
          <table:table-cell office:value-type="float" office:value="18" table:style-name="ce5">
            <text:p>18</text:p>
          </table:table-cell>
          <table:table-cell office:value-type="float" office:value="19" table:style-name="ce5">
            <text:p>19</text:p>
          </table:table-cell>
          <table:table-cell office:value-type="float" office:value="20" table:style-name="ce5">
            <text:p>20</text:p>
          </table:table-cell>
          <table:table-cell office:value-type="float" office:value="21" table:style-name="ce5">
            <text:p>21</text:p>
          </table:table-cell>
          <table:table-cell office:value-type="float" office:value="22" table:style-name="ce5">
            <text:p>22</text:p>
          </table:table-cell>
          <table:table-cell office:value-type="float" office:value="23" table:style-name="ce5">
            <text:p>23</text:p>
          </table:table-cell>
          <table:table-cell office:value-type="float" office:value="24" table:style-name="ce5">
            <text:p>24</text:p>
          </table:table-cell>
          <table:table-cell office:value-type="float" office:value="25" table:style-name="ce5">
            <text:p>25</text:p>
          </table:table-cell>
          <table:table-cell office:value-type="float" office:value="26" table:style-name="ce5">
            <text:p>26</text:p>
          </table:table-cell>
          <table:table-cell office:value-type="float" office:value="27" table:style-name="ce5">
            <text:p>27</text:p>
          </table:table-cell>
          <table:table-cell office:value-type="float" office:value="28" table:style-name="ce5">
            <text:p>28</text:p>
          </table:table-cell>
          <table:table-cell office:value-type="float" office:value="29" table:style-name="ce5">
            <text:p>29</text:p>
          </table:table-cell>
          <table:table-cell office:value-type="float" office:value="30" table:style-name="ce5">
            <text:p>30</text:p>
          </table:table-cell>
          <table:table-cell office:value-type="float" office:value="31" table:style-name="ce5">
            <text:p>31</text:p>
          </table:table-cell>
          <table:table-cell office:value-type="float" office:value="32" table:style-name="ce5">
            <text:p>32</text:p>
          </table:table-cell>
          <table:table-cell office:value-type="float" office:value="33" table:style-name="ce5">
            <text:p>33</text:p>
          </table:table-cell>
          <table:table-cell office:value-type="float" office:value="34" table:style-name="ce5">
            <text:p>34</text:p>
          </table:table-cell>
          <table:table-cell office:value-type="float" office:value="35" table:style-name="ce5">
            <text:p>35</text:p>
          </table:table-cell>
          <table:table-cell office:value-type="float" office:value="36" table:style-name="ce5">
            <text:p>36</text:p>
          </table:table-cell>
          <table:table-cell office:value-type="float" office:value="37" table:style-name="ce5">
            <text:p>37</text:p>
          </table:table-cell>
          <table:table-cell office:value-type="float" office:value="38" table:style-name="ce5">
            <text:p>38</text:p>
          </table:table-cell>
          <table:table-cell office:value-type="float" office:value="39" table:style-name="ce5">
            <text:p>39</text:p>
          </table:table-cell>
          <table:table-cell office:value-type="float" office:value="40" table:style-name="ce5">
            <text:p>40</text:p>
          </table:table-cell>
          <table:table-cell office:value-type="float" office:value="41" table:style-name="ce5">
            <text:p>41</text:p>
          </table:table-cell>
          <table:table-cell office:value-type="float" office:value="42" table:style-name="ce5">
            <text:p>42</text:p>
          </table:table-cell>
          <table:table-cell office:value-type="float" office:value="43" table:style-name="ce5">
            <text:p>43</text:p>
          </table:table-cell>
          <table:table-cell office:value-type="float" office:value="44" table:style-name="ce5">
            <text:p>44</text:p>
          </table:table-cell>
          <table:table-cell office:value-type="float" office:value="45" table:style-name="ce5">
            <text:p>45</text:p>
          </table:table-cell>
          <table:table-cell office:value-type="float" office:value="46" table:style-name="ce5">
            <text:p>46</text:p>
          </table:table-cell>
          <table:table-cell office:value-type="float" office:value="47" table:style-name="ce5">
            <text:p>47</text:p>
          </table:table-cell>
          <table:table-cell office:value-type="float" office:value="48" table:style-name="ce5">
            <text:p>48</text:p>
          </table:table-cell>
          <table:table-cell office:value-type="float" office:value="49" table:style-name="ce5">
            <text:p>49</text:p>
          </table:table-cell>
          <table:table-cell office:value-type="float" office:value="50" table:style-name="ce5">
            <text:p>50</text:p>
          </table:table-cell>
          <table:table-cell office:value-type="float" office:value="51" table:style-name="ce5">
            <text:p>51</text:p>
          </table:table-cell>
          <table:table-cell office:value-type="float" office:value="52" table:style-name="ce5">
            <text:p>52</text:p>
          </table:table-cell>
          <table:table-cell office:value-type="float" office:value="53" table:style-name="ce5">
            <text:p>53</text:p>
          </table:table-cell>
          <table:table-cell office:value-type="float" office:value="54" table:style-name="ce5">
            <text:p>54</text:p>
          </table:table-cell>
          <table:table-cell office:value-type="float" office:value="55" table:style-name="ce5">
            <text:p>55</text:p>
          </table:table-cell>
          <table:table-cell office:value-type="float" office:value="56" table:style-name="ce5">
            <text:p>56</text:p>
          </table:table-cell>
          <table:table-cell office:value-type="float" office:value="57" table:style-name="ce5">
            <text:p>57</text:p>
          </table:table-cell>
          <table:table-cell office:value-type="float" office:value="58" table:style-name="ce5">
            <text:p>58</text:p>
          </table:table-cell>
          <table:table-cell office:value-type="float" office:value="59" table:style-name="ce5">
            <text:p>59</text:p>
          </table:table-cell>
          <table:table-cell office:value-type="float" office:value="60" table:style-name="ce5">
            <text:p>60</text:p>
          </table:table-cell>
          <table:table-cell office:value-type="float" office:value="61" table:style-name="ce5">
            <text:p>61</text:p>
          </table:table-cell>
          <table:table-cell office:value-type="float" office:value="62" table:style-name="ce5">
            <text:p>62</text:p>
          </table:table-cell>
          <table:table-cell office:value-type="float" office:value="63" table:style-name="ce5">
            <text:p>63</text:p>
          </table:table-cell>
          <table:table-cell office:value-type="float" office:value="64" table:style-name="ce5">
            <text:p>64</text:p>
          </table:table-cell>
          <table:table-cell office:value-type="float" office:value="65" table:style-name="ce5">
            <text:p>65</text:p>
          </table:table-cell>
          <table:table-cell office:value-type="float" office:value="66" table:style-name="ce5">
            <text:p>66</text:p>
          </table:table-cell>
          <table:table-cell office:value-type="float" office:value="67" table:style-name="ce5">
            <text:p>67</text:p>
          </table:table-cell>
          <table:table-cell office:value-type="float" office:value="68" table:style-name="ce5">
            <text:p>68</text:p>
          </table:table-cell>
          <table:table-cell office:value-type="float" office:value="69" table:style-name="ce5">
            <text:p>69</text:p>
          </table:table-cell>
          <table:table-cell office:value-type="float" office:value="70" table:style-name="ce5">
            <text:p>70</text:p>
          </table:table-cell>
          <table:table-cell office:value-type="float" office:value="71" table:style-name="ce5">
            <text:p>71</text:p>
          </table:table-cell>
          <table:table-cell office:value-type="float" office:value="72" table:style-name="ce5">
            <text:p>72</text:p>
          </table:table-cell>
          <table:table-cell office:value-type="float" office:value="73" table:style-name="ce5">
            <text:p>73</text:p>
          </table:table-cell>
          <table:table-cell office:value-type="float" office:value="74" table:style-name="ce5">
            <text:p>74</text:p>
          </table:table-cell>
          <table:table-cell office:value-type="float" office:value="75" table:style-name="ce5">
            <text:p>75</text:p>
          </table:table-cell>
          <table:table-cell office:value-type="float" office:value="76" table:style-name="ce5">
            <text:p>76</text:p>
          </table:table-cell>
          <table:table-cell office:value-type="float" office:value="77" table:style-name="ce5">
            <text:p>77</text:p>
          </table:table-cell>
          <table:table-cell office:value-type="float" office:value="78" table:style-name="ce5">
            <text:p>78</text:p>
          </table:table-cell>
          <table:table-cell office:value-type="float" office:value="79" table:style-name="ce5">
            <text:p>79</text:p>
          </table:table-cell>
          <table:table-cell office:value-type="float" office:value="80" table:style-name="ce5">
            <text:p>80</text:p>
          </table:table-cell>
          <table:table-cell office:value-type="float" office:value="81" table:style-name="ce5">
            <text:p>81</text:p>
          </table:table-cell>
          <table:table-cell office:value-type="float" office:value="82" table:style-name="ce5">
            <text:p>82</text:p>
          </table:table-cell>
          <table:table-cell office:value-type="float" office:value="83" table:style-name="ce5">
            <text:p>83</text:p>
          </table:table-cell>
          <table:table-cell office:value-type="float" office:value="84" table:style-name="ce5">
            <text:p>84</text:p>
          </table:table-cell>
          <table:table-cell office:value-type="float" office:value="85" table:style-name="ce5">
            <text:p>85</text:p>
          </table:table-cell>
          <table:table-cell office:value-type="float" office:value="86" table:style-name="ce5">
            <text:p>86</text:p>
          </table:table-cell>
          <table:table-cell office:value-type="float" office:value="87" table:style-name="ce5">
            <text:p>87</text:p>
          </table:table-cell>
          <table:table-cell office:value-type="float" office:value="88" table:style-name="ce5">
            <text:p>88</text:p>
          </table:table-cell>
          <table:table-cell office:value-type="float" office:value="89" table:style-name="ce5">
            <text:p>89</text:p>
          </table:table-cell>
          <table:table-cell office:value-type="float" office:value="90" table:style-name="ce5">
            <text:p>90</text:p>
          </table:table-cell>
          <table:table-cell office:value-type="float" office:value="91" table:style-name="ce5">
            <text:p>91</text:p>
          </table:table-cell>
          <table:table-cell office:value-type="float" office:value="92" table:style-name="ce5">
            <text:p>92</text:p>
          </table:table-cell>
          <table:table-cell office:value-type="float" office:value="93" table:style-name="ce5">
            <text:p>93</text:p>
          </table:table-cell>
          <table:table-cell office:value-type="float" office:value="94" table:style-name="ce5">
            <text:p>94</text:p>
          </table:table-cell>
          <table:table-cell office:value-type="float" office:value="95" table:style-name="ce5">
            <text:p>95</text:p>
          </table:table-cell>
          <table:table-cell office:value-type="float" office:value="96" table:style-name="ce5">
            <text:p>96</text:p>
          </table:table-cell>
          <table:table-cell office:value-type="float" office:value="97" table:style-name="ce5">
            <text:p>97</text:p>
          </table:table-cell>
          <table:table-cell office:value-type="float" office:value="98" table:style-name="ce5">
            <text:p>98</text:p>
          </table:table-cell>
          <table:table-cell office:value-type="float" office:value="99" table:style-name="ce5">
            <text:p>99</text:p>
          </table:table-cell>
          <table:table-cell office:value-type="float" office:value="100" table:style-name="ce5">
            <text:p>100</text:p>
          </table:table-cell>
          <table:table-cell office:value-type="float" office:value="101" table:style-name="ce5">
            <text:p>101</text:p>
          </table:table-cell>
          <table:table-cell office:value-type="float" office:value="102" table:style-name="ce5">
            <text:p>102</text:p>
          </table:table-cell>
          <table:table-cell office:value-type="float" office:value="103" table:style-name="ce5">
            <text:p>103</text:p>
          </table:table-cell>
          <table:table-cell office:value-type="float" office:value="104" table:style-name="ce5">
            <text:p>104</text:p>
          </table:table-cell>
          <table:table-cell office:value-type="float" office:value="105" table:style-name="ce5">
            <text:p>105</text:p>
          </table:table-cell>
          <table:table-cell office:value-type="float" office:value="106" table:style-name="ce5">
            <text:p>106</text:p>
          </table:table-cell>
          <table:table-cell office:value-type="float" office:value="107" table:style-name="ce5">
            <text:p>107</text:p>
          </table:table-cell>
          <table:table-cell office:value-type="float" office:value="108" table:style-name="ce5">
            <text:p>108</text:p>
          </table:table-cell>
          <table:table-cell office:value-type="float" office:value="109" table:style-name="ce5">
            <text:p>109</text:p>
          </table:table-cell>
          <table:table-cell office:value-type="float" office:value="110" table:style-name="ce5">
            <text:p>110</text:p>
          </table:table-cell>
          <table:table-cell office:value-type="float" office:value="111" table:style-name="ce5">
            <text:p>111</text:p>
          </table:table-cell>
          <table:table-cell office:value-type="float" office:value="112" table:style-name="ce5">
            <text:p>112</text:p>
          </table:table-cell>
          <table:table-cell office:value-type="float" office:value="113" table:style-name="ce5">
            <text:p>113</text:p>
          </table:table-cell>
          <table:table-cell office:value-type="float" office:value="114" table:style-name="ce5">
            <text:p>114</text:p>
          </table:table-cell>
          <table:table-cell office:value-type="float" office:value="115" table:style-name="ce5">
            <text:p>115</text:p>
          </table:table-cell>
          <table:table-cell office:value-type="float" office:value="116" table:style-name="ce5">
            <text:p>116</text:p>
          </table:table-cell>
          <table:table-cell office:value-type="float" office:value="117" table:style-name="ce5">
            <text:p>117</text:p>
          </table:table-cell>
          <table:table-cell office:value-type="float" office:value="118" table:style-name="ce5">
            <text:p>118</text:p>
          </table:table-cell>
          <table:table-cell office:value-type="float" office:value="119" table:style-name="ce5">
            <text:p>119</text:p>
          </table:table-cell>
          <table:table-cell office:value-type="float" office:value="120" table:style-name="ce5">
            <text:p>120</text:p>
          </table:table-cell>
          <table:table-cell office:value-type="float" office:value="121" table:style-name="ce5">
            <text:p>121</text:p>
          </table:table-cell>
          <table:table-cell office:value-type="float" office:value="122" table:style-name="ce5">
            <text:p>122</text:p>
          </table:table-cell>
          <table:table-cell office:value-type="float" office:value="123" table:style-name="ce5">
            <text:p>123</text:p>
          </table:table-cell>
          <table:table-cell office:value-type="float" office:value="124" table:style-name="ce5">
            <text:p>124</text:p>
          </table:table-cell>
          <table:table-cell office:value-type="float" office:value="125" table:style-name="ce5">
            <text:p>125</text:p>
          </table:table-cell>
          <table:table-cell office:value-type="float" office:value="126" table:style-name="ce5">
            <text:p>126</text:p>
          </table:table-cell>
          <table:table-cell office:value-type="float" office:value="127" table:style-name="ce5">
            <text:p>127</text:p>
          </table:table-cell>
          <table:table-cell office:value-type="float" office:value="128" table:style-name="ce5">
            <text:p>128</text:p>
          </table:table-cell>
          <table:table-cell office:value-type="float" office:value="129" table:style-name="ce5">
            <text:p>129</text:p>
          </table:table-cell>
          <table:table-cell office:value-type="float" office:value="130" table:style-name="ce5">
            <text:p>130</text:p>
          </table:table-cell>
          <table:table-cell office:value-type="float" office:value="131" table:style-name="ce5">
            <text:p>131</text:p>
          </table:table-cell>
          <table:table-cell office:value-type="float" office:value="132" table:style-name="ce5">
            <text:p>132</text:p>
          </table:table-cell>
          <table:table-cell office:value-type="float" office:value="133" table:style-name="ce5">
            <text:p>133</text:p>
          </table:table-cell>
          <table:table-cell office:value-type="float" office:value="134" table:style-name="ce5">
            <text:p>134</text:p>
          </table:table-cell>
          <table:table-cell office:value-type="float" office:value="135" table:style-name="ce5">
            <text:p>135</text:p>
          </table:table-cell>
          <table:table-cell office:value-type="float" office:value="136" table:style-name="ce5">
            <text:p>136</text:p>
          </table:table-cell>
          <table:table-cell office:value-type="float" office:value="137" table:style-name="ce5">
            <text:p>137</text:p>
          </table:table-cell>
          <table:table-cell office:value-type="float" office:value="138" table:style-name="ce5">
            <text:p>138</text:p>
          </table:table-cell>
          <table:table-cell office:value-type="float" office:value="139" table:style-name="ce5">
            <text:p>139</text:p>
          </table:table-cell>
          <table:table-cell office:value-type="float" office:value="140" table:style-name="ce5">
            <text:p>140</text:p>
          </table:table-cell>
          <table:table-cell office:value-type="float" office:value="141" table:style-name="ce5">
            <text:p>141</text:p>
          </table:table-cell>
          <table:table-cell office:value-type="float" office:value="142" table:style-name="ce5">
            <text:p>142</text:p>
          </table:table-cell>
          <table:table-cell office:value-type="float" office:value="143" table:style-name="ce5">
            <text:p>143</text:p>
          </table:table-cell>
          <table:table-cell office:value-type="float" office:value="144" table:style-name="ce5">
            <text:p>144</text:p>
          </table:table-cell>
          <table:table-cell office:value-type="float" office:value="145" table:style-name="ce5">
            <text:p>145</text:p>
          </table:table-cell>
          <table:table-cell office:value-type="float" office:value="146" table:style-name="ce5">
            <text:p>146</text:p>
          </table:table-cell>
          <table:table-cell office:value-type="float" office:value="147" table:style-name="ce5">
            <text:p>147</text:p>
          </table:table-cell>
          <table:table-cell office:value-type="float" office:value="148" table:style-name="ce5">
            <text:p>148</text:p>
          </table:table-cell>
          <table:table-cell office:value-type="float" office:value="149" table:style-name="ce5">
            <text:p>149</text:p>
          </table:table-cell>
          <table:table-cell office:value-type="float" office:value="150" table:style-name="ce5">
            <text:p>150</text:p>
          </table:table-cell>
          <table:table-cell office:value-type="float" office:value="151" table:style-name="ce5">
            <text:p>151</text:p>
          </table:table-cell>
          <table:table-cell office:value-type="float" office:value="152" table:style-name="ce5">
            <text:p>152</text:p>
          </table:table-cell>
          <table:table-cell office:value-type="float" office:value="153" table:style-name="ce5">
            <text:p>153</text:p>
          </table:table-cell>
          <table:table-cell office:value-type="float" office:value="154" table:style-name="ce5">
            <text:p>154</text:p>
          </table:table-cell>
          <table:table-cell office:value-type="float" office:value="155" table:style-name="ce5">
            <text:p>155</text:p>
          </table:table-cell>
          <table:table-cell office:value-type="float" office:value="156" table:style-name="ce5">
            <text:p>156</text:p>
          </table:table-cell>
          <table:table-cell office:value-type="float" office:value="157" table:style-name="ce5">
            <text:p>157</text:p>
          </table:table-cell>
          <table:table-cell office:value-type="float" office:value="158" table:style-name="ce5">
            <text:p>158</text:p>
          </table:table-cell>
          <table:table-cell office:value-type="float" office:value="159" table:style-name="ce5">
            <text:p>159</text:p>
          </table:table-cell>
          <table:table-cell office:value-type="float" office:value="160" table:style-name="ce5">
            <text:p>160</text:p>
          </table:table-cell>
          <table:table-cell office:value-type="float" office:value="161" table:style-name="ce5">
            <text:p>161</text:p>
          </table:table-cell>
          <table:table-cell office:value-type="float" office:value="162" table:style-name="ce5">
            <text:p>162</text:p>
          </table:table-cell>
          <table:table-cell office:value-type="float" office:value="163" table:style-name="ce5">
            <text:p>163</text:p>
          </table:table-cell>
          <table:table-cell office:value-type="float" office:value="164" table:style-name="ce5">
            <text:p>164</text:p>
          </table:table-cell>
          <table:table-cell office:value-type="float" office:value="165" table:style-name="ce5">
            <text:p>165</text:p>
          </table:table-cell>
          <table:table-cell office:value-type="float" office:value="166" table:style-name="ce5">
            <text:p>166</text:p>
          </table:table-cell>
          <table:table-cell office:value-type="float" office:value="167" table:style-name="ce5">
            <text:p>167</text:p>
          </table:table-cell>
          <table:table-cell office:value-type="float" office:value="168" table:style-name="ce5">
            <text:p>168</text:p>
          </table:table-cell>
          <table:table-cell office:value-type="float" office:value="169" table:style-name="ce5">
            <text:p>169</text:p>
          </table:table-cell>
          <table:table-cell office:value-type="float" office:value="170" table:style-name="ce5">
            <text:p>170</text:p>
          </table:table-cell>
          <table:table-cell office:value-type="float" office:value="171" table:style-name="ce5">
            <text:p>171</text:p>
          </table:table-cell>
          <table:table-cell office:value-type="float" office:value="172" table:style-name="ce5">
            <text:p>172</text:p>
          </table:table-cell>
          <table:table-cell office:value-type="float" office:value="173" table:style-name="ce5">
            <text:p>173</text:p>
          </table:table-cell>
          <table:table-cell office:value-type="float" office:value="174" table:style-name="ce5">
            <text:p>174</text:p>
          </table:table-cell>
          <table:table-cell office:value-type="float" office:value="175" table:style-name="ce5">
            <text:p>175</text:p>
          </table:table-cell>
          <table:table-cell office:value-type="float" office:value="176" table:style-name="ce5">
            <text:p>176</text:p>
          </table:table-cell>
          <table:table-cell office:value-type="float" office:value="177" table:style-name="ce5">
            <text:p>177</text:p>
          </table:table-cell>
          <table:table-cell office:value-type="float" office:value="178" table:style-name="ce5">
            <text:p>178</text:p>
          </table:table-cell>
          <table:table-cell office:value-type="float" office:value="179" table:style-name="ce5">
            <text:p>179</text:p>
          </table:table-cell>
          <table:table-cell office:value-type="float" office:value="180" table:style-name="ce5">
            <text:p>180</text:p>
          </table:table-cell>
          <table:table-cell office:value-type="float" office:value="181" table:style-name="ce5">
            <text:p>181</text:p>
          </table:table-cell>
          <table:table-cell office:value-type="float" office:value="182" table:style-name="ce5">
            <text:p>182</text:p>
          </table:table-cell>
          <table:table-cell office:value-type="float" office:value="183" table:style-name="ce5">
            <text:p>183</text:p>
          </table:table-cell>
          <table:table-cell office:value-type="float" office:value="184" table:style-name="ce5">
            <text:p>184</text:p>
          </table:table-cell>
          <table:table-cell office:value-type="float" office:value="185" table:style-name="ce5">
            <text:p>185</text:p>
          </table:table-cell>
          <table:table-cell office:value-type="float" office:value="186" table:style-name="ce5">
            <text:p>186</text:p>
          </table:table-cell>
          <table:table-cell office:value-type="float" office:value="187" table:style-name="ce5">
            <text:p>187</text:p>
          </table:table-cell>
          <table:table-cell office:value-type="float" office:value="188" table:style-name="ce5">
            <text:p>188</text:p>
          </table:table-cell>
          <table:table-cell office:value-type="float" office:value="189" table:style-name="ce5">
            <text:p>189</text:p>
          </table:table-cell>
          <table:table-cell office:value-type="float" office:value="190" table:style-name="ce5">
            <text:p>190</text:p>
          </table:table-cell>
          <table:table-cell office:value-type="float" office:value="191" table:style-name="ce5">
            <text:p>191</text:p>
          </table:table-cell>
          <table:table-cell office:value-type="float" office:value="192" table:style-name="ce5">
            <text:p>192</text:p>
          </table:table-cell>
          <table:table-cell office:value-type="float" office:value="193" table:style-name="ce5">
            <text:p>193</text:p>
          </table:table-cell>
          <table:table-cell office:value-type="float" office:value="194" table:style-name="ce5">
            <text:p>194</text:p>
          </table:table-cell>
          <table:table-cell office:value-type="float" office:value="195" table:style-name="ce5">
            <text:p>195</text:p>
          </table:table-cell>
          <table:table-cell office:value-type="float" office:value="196" table:style-name="ce5">
            <text:p>196</text:p>
          </table:table-cell>
          <table:table-cell office:value-type="float" office:value="197" table:style-name="ce5">
            <text:p>197</text:p>
          </table:table-cell>
          <table:table-cell office:value-type="float" office:value="198" table:style-name="ce5">
            <text:p>198</text:p>
          </table:table-cell>
          <table:table-cell office:value-type="float" office:value="199" table:style-name="ce5">
            <text:p>199</text:p>
          </table:table-cell>
          <table:table-cell office:value-type="float" office:value="200" table:style-name="ce5">
            <text:p>200</text:p>
          </table:table-cell>
          <table:table-cell table:number-columns-repeated="16183"/>
        </table:table-row>
        <table:table-row table:style-name="ro1">
          <table:table-cell office:value-type="string" table:style-name="ce5">
            <text:p>rho</text:p>
          </table:table-cell>
          <table:table-cell office:value-type="float" office:value="385.67" table:style-name="ce5">
            <text:p>385,67</text:p>
          </table:table-cell>
          <table:table-cell office:value-type="float" office:value="385.67" table:formula="of:=[.B2]" table:style-name="ce5">
            <text:p>385,67</text:p>
          </table:table-cell>
          <table:table-cell office:value-type="float" office:value="385.67" table:formula="of:=[.C2]" table:style-name="ce5">
            <text:p>385,67</text:p>
          </table:table-cell>
          <table:table-cell office:value-type="float" office:value="385.67" table:formula="of:=[.D2]" table:style-name="ce5">
            <text:p>385,67</text:p>
          </table:table-cell>
          <table:table-cell office:value-type="float" office:value="385.67" table:formula="of:=[.E2]" table:style-name="ce5">
            <text:p>385,67</text:p>
          </table:table-cell>
          <table:table-cell office:value-type="float" office:value="385.67" table:formula="of:=[.F2]" table:style-name="ce5">
            <text:p>385,67</text:p>
          </table:table-cell>
          <table:table-cell office:value-type="float" office:value="385.67" table:formula="of:=[.G2]" table:style-name="ce5">
            <text:p>385,67</text:p>
          </table:table-cell>
          <table:table-cell office:value-type="float" office:value="385.67" table:formula="of:=[.H2]" table:style-name="ce5">
            <text:p>385,67</text:p>
          </table:table-cell>
          <table:table-cell office:value-type="float" office:value="385.67" table:formula="of:=[.I2]" table:style-name="ce5">
            <text:p>385,67</text:p>
          </table:table-cell>
          <table:table-cell office:value-type="float" office:value="385.67" table:formula="of:=[.J2]" table:style-name="ce5">
            <text:p>385,67</text:p>
          </table:table-cell>
          <table:table-cell office:value-type="float" office:value="385.67" table:formula="of:=[.K2]" table:style-name="ce5">
            <text:p>385,67</text:p>
          </table:table-cell>
          <table:table-cell office:value-type="float" office:value="385.67" table:formula="of:=[.L2]" table:style-name="ce5">
            <text:p>385,67</text:p>
          </table:table-cell>
          <table:table-cell office:value-type="float" office:value="385.67" table:formula="of:=[.M2]" table:style-name="ce5">
            <text:p>385,67</text:p>
          </table:table-cell>
          <table:table-cell office:value-type="float" office:value="385.67" table:formula="of:=[.N2]" table:style-name="ce5">
            <text:p>385,67</text:p>
          </table:table-cell>
          <table:table-cell office:value-type="float" office:value="385.67" table:formula="of:=[.O2]" table:style-name="ce5">
            <text:p>385,67</text:p>
          </table:table-cell>
          <table:table-cell office:value-type="float" office:value="385.67" table:formula="of:=[.P2]" table:style-name="ce5">
            <text:p>385,67</text:p>
          </table:table-cell>
          <table:table-cell office:value-type="float" office:value="385.67" table:formula="of:=[.Q2]" table:style-name="ce5">
            <text:p>385,67</text:p>
          </table:table-cell>
          <table:table-cell office:value-type="float" office:value="385.67" table:formula="of:=[.R2]" table:style-name="ce5">
            <text:p>385,67</text:p>
          </table:table-cell>
          <table:table-cell office:value-type="float" office:value="385.67" table:formula="of:=[.S2]" table:style-name="ce5">
            <text:p>385,67</text:p>
          </table:table-cell>
          <table:table-cell office:value-type="float" office:value="385.67" table:formula="of:=[.T2]" table:style-name="ce5">
            <text:p>385,67</text:p>
          </table:table-cell>
          <table:table-cell office:value-type="float" office:value="385.67" table:formula="of:=[.U2]" table:style-name="ce5">
            <text:p>385,67</text:p>
          </table:table-cell>
          <table:table-cell office:value-type="float" office:value="385.67" table:formula="of:=[.V2]" table:style-name="ce5">
            <text:p>385,67</text:p>
          </table:table-cell>
          <table:table-cell office:value-type="float" office:value="385.67" table:formula="of:=[.W2]" table:style-name="ce5">
            <text:p>385,67</text:p>
          </table:table-cell>
          <table:table-cell office:value-type="float" office:value="385.67" table:formula="of:=[.X2]" table:style-name="ce5">
            <text:p>385,67</text:p>
          </table:table-cell>
          <table:table-cell office:value-type="float" office:value="385.67" table:formula="of:=[.Y2]" table:style-name="ce5">
            <text:p>385,67</text:p>
          </table:table-cell>
          <table:table-cell office:value-type="float" office:value="385.67" table:formula="of:=[.Z2]" table:style-name="ce5">
            <text:p>385,67</text:p>
          </table:table-cell>
          <table:table-cell office:value-type="float" office:value="385.67" table:formula="of:=[.AA2]" table:style-name="ce5">
            <text:p>385,67</text:p>
          </table:table-cell>
          <table:table-cell office:value-type="float" office:value="385.67" table:formula="of:=[.AB2]" table:style-name="ce5">
            <text:p>385,67</text:p>
          </table:table-cell>
          <table:table-cell office:value-type="float" office:value="385.67" table:formula="of:=[.AC2]" table:style-name="ce5">
            <text:p>385,67</text:p>
          </table:table-cell>
          <table:table-cell office:value-type="float" office:value="385.67" table:formula="of:=[.AD2]" table:style-name="ce5">
            <text:p>385,67</text:p>
          </table:table-cell>
          <table:table-cell office:value-type="float" office:value="385.67" table:formula="of:=[.AE2]" table:style-name="ce5">
            <text:p>385,67</text:p>
          </table:table-cell>
          <table:table-cell office:value-type="float" office:value="385.67" table:formula="of:=[.AF2]" table:style-name="ce5">
            <text:p>385,67</text:p>
          </table:table-cell>
          <table:table-cell office:value-type="float" office:value="385.67" table:formula="of:=[.AG2]" table:style-name="ce5">
            <text:p>385,67</text:p>
          </table:table-cell>
          <table:table-cell office:value-type="float" office:value="385.67" table:formula="of:=[.AH2]" table:style-name="ce5">
            <text:p>385,67</text:p>
          </table:table-cell>
          <table:table-cell office:value-type="float" office:value="385.67" table:formula="of:=[.AI2]" table:style-name="ce5">
            <text:p>385,67</text:p>
          </table:table-cell>
          <table:table-cell office:value-type="float" office:value="385.67" table:formula="of:=[.AJ2]" table:style-name="ce5">
            <text:p>385,67</text:p>
          </table:table-cell>
          <table:table-cell office:value-type="float" office:value="385.67" table:formula="of:=[.AK2]" table:style-name="ce5">
            <text:p>385,67</text:p>
          </table:table-cell>
          <table:table-cell office:value-type="float" office:value="385.67" table:formula="of:=[.AL2]" table:style-name="ce5">
            <text:p>385,67</text:p>
          </table:table-cell>
          <table:table-cell office:value-type="float" office:value="385.67" table:formula="of:=[.AM2]" table:style-name="ce5">
            <text:p>385,67</text:p>
          </table:table-cell>
          <table:table-cell office:value-type="float" office:value="385.67" table:formula="of:=[.AN2]" table:style-name="ce5">
            <text:p>385,67</text:p>
          </table:table-cell>
          <table:table-cell office:value-type="float" office:value="385.67" table:formula="of:=[.AO2]" table:style-name="ce5">
            <text:p>385,67</text:p>
          </table:table-cell>
          <table:table-cell office:value-type="float" office:value="385.67" table:formula="of:=[.AP2]" table:style-name="ce5">
            <text:p>385,67</text:p>
          </table:table-cell>
          <table:table-cell office:value-type="float" office:value="385.67" table:formula="of:=[.AQ2]" table:style-name="ce5">
            <text:p>385,67</text:p>
          </table:table-cell>
          <table:table-cell office:value-type="float" office:value="385.67" table:formula="of:=[.AR2]" table:style-name="ce5">
            <text:p>385,67</text:p>
          </table:table-cell>
          <table:table-cell office:value-type="float" office:value="385.67" table:formula="of:=[.AS2]" table:style-name="ce5">
            <text:p>385,67</text:p>
          </table:table-cell>
          <table:table-cell office:value-type="float" office:value="385.67" table:formula="of:=[.AT2]" table:style-name="ce5">
            <text:p>385,67</text:p>
          </table:table-cell>
          <table:table-cell office:value-type="float" office:value="385.67" table:formula="of:=[.AU2]" table:style-name="ce5">
            <text:p>385,67</text:p>
          </table:table-cell>
          <table:table-cell office:value-type="float" office:value="385.67" table:formula="of:=[.AV2]" table:style-name="ce5">
            <text:p>385,67</text:p>
          </table:table-cell>
          <table:table-cell office:value-type="float" office:value="385.67" table:formula="of:=[.AW2]" table:style-name="ce5">
            <text:p>385,67</text:p>
          </table:table-cell>
          <table:table-cell office:value-type="float" office:value="385.67" table:formula="of:=[.AX2]" table:style-name="ce5">
            <text:p>385,67</text:p>
          </table:table-cell>
          <table:table-cell office:value-type="float" office:value="385.67" table:formula="of:=[.AY2]" table:style-name="ce5">
            <text:p>385,67</text:p>
          </table:table-cell>
          <table:table-cell office:value-type="float" office:value="385.67" table:formula="of:=[.AZ2]" table:style-name="ce5">
            <text:p>385,67</text:p>
          </table:table-cell>
          <table:table-cell office:value-type="float" office:value="385.67" table:formula="of:=[.BA2]" table:style-name="ce5">
            <text:p>385,67</text:p>
          </table:table-cell>
          <table:table-cell office:value-type="float" office:value="385.67" table:formula="of:=[.BB2]" table:style-name="ce5">
            <text:p>385,67</text:p>
          </table:table-cell>
          <table:table-cell office:value-type="float" office:value="385.67" table:formula="of:=[.BC2]" table:style-name="ce5">
            <text:p>385,67</text:p>
          </table:table-cell>
          <table:table-cell office:value-type="float" office:value="385.67" table:formula="of:=[.BD2]" table:style-name="ce5">
            <text:p>385,67</text:p>
          </table:table-cell>
          <table:table-cell office:value-type="float" office:value="385.67" table:formula="of:=[.BE2]" table:style-name="ce5">
            <text:p>385,67</text:p>
          </table:table-cell>
          <table:table-cell office:value-type="float" office:value="385.67" table:formula="of:=[.BF2]" table:style-name="ce5">
            <text:p>385,67</text:p>
          </table:table-cell>
          <table:table-cell office:value-type="float" office:value="385.67" table:formula="of:=[.BG2]" table:style-name="ce5">
            <text:p>385,67</text:p>
          </table:table-cell>
          <table:table-cell office:value-type="float" office:value="385.67" table:formula="of:=[.BH2]" table:style-name="ce5">
            <text:p>385,67</text:p>
          </table:table-cell>
          <table:table-cell office:value-type="float" office:value="385.67" table:formula="of:=[.BI2]" table:style-name="ce5">
            <text:p>385,67</text:p>
          </table:table-cell>
          <table:table-cell office:value-type="float" office:value="385.67" table:formula="of:=[.BJ2]" table:style-name="ce5">
            <text:p>385,67</text:p>
          </table:table-cell>
          <table:table-cell office:value-type="float" office:value="385.67" table:formula="of:=[.BK2]" table:style-name="ce5">
            <text:p>385,67</text:p>
          </table:table-cell>
          <table:table-cell office:value-type="float" office:value="385.67" table:formula="of:=[.BL2]" table:style-name="ce5">
            <text:p>385,67</text:p>
          </table:table-cell>
          <table:table-cell office:value-type="float" office:value="385.67" table:formula="of:=[.BM2]" table:style-name="ce5">
            <text:p>385,67</text:p>
          </table:table-cell>
          <table:table-cell office:value-type="float" office:value="385.67" table:formula="of:=[.BN2]" table:style-name="ce5">
            <text:p>385,67</text:p>
          </table:table-cell>
          <table:table-cell office:value-type="float" office:value="385.67" table:formula="of:=[.BO2]" table:style-name="ce5">
            <text:p>385,67</text:p>
          </table:table-cell>
          <table:table-cell office:value-type="float" office:value="385.67" table:formula="of:=[.BP2]" table:style-name="ce5">
            <text:p>385,67</text:p>
          </table:table-cell>
          <table:table-cell office:value-type="float" office:value="385.67" table:formula="of:=[.BQ2]" table:style-name="ce5">
            <text:p>385,67</text:p>
          </table:table-cell>
          <table:table-cell office:value-type="float" office:value="385.67" table:formula="of:=[.BR2]" table:style-name="ce5">
            <text:p>385,67</text:p>
          </table:table-cell>
          <table:table-cell office:value-type="float" office:value="385.67" table:formula="of:=[.BS2]" table:style-name="ce5">
            <text:p>385,67</text:p>
          </table:table-cell>
          <table:table-cell office:value-type="float" office:value="385.67" table:formula="of:=[.BT2]" table:style-name="ce5">
            <text:p>385,67</text:p>
          </table:table-cell>
          <table:table-cell office:value-type="float" office:value="385.67" table:formula="of:=[.BU2]" table:style-name="ce5">
            <text:p>385,67</text:p>
          </table:table-cell>
          <table:table-cell office:value-type="float" office:value="385.67" table:formula="of:=[.BV2]" table:style-name="ce5">
            <text:p>385,67</text:p>
          </table:table-cell>
          <table:table-cell office:value-type="float" office:value="385.67" table:formula="of:=[.BW2]" table:style-name="ce5">
            <text:p>385,67</text:p>
          </table:table-cell>
          <table:table-cell office:value-type="float" office:value="385.67" table:formula="of:=[.BX2]" table:style-name="ce5">
            <text:p>385,67</text:p>
          </table:table-cell>
          <table:table-cell office:value-type="float" office:value="385.67" table:formula="of:=[.BY2]" table:style-name="ce5">
            <text:p>385,67</text:p>
          </table:table-cell>
          <table:table-cell office:value-type="float" office:value="385.67" table:formula="of:=[.BZ2]" table:style-name="ce5">
            <text:p>385,67</text:p>
          </table:table-cell>
          <table:table-cell office:value-type="float" office:value="385.67" table:formula="of:=[.CA2]" table:style-name="ce5">
            <text:p>385,67</text:p>
          </table:table-cell>
          <table:table-cell office:value-type="float" office:value="385.67" table:formula="of:=[.CB2]" table:style-name="ce5">
            <text:p>385,67</text:p>
          </table:table-cell>
          <table:table-cell office:value-type="float" office:value="385.67" table:formula="of:=[.CC2]" table:style-name="ce5">
            <text:p>385,67</text:p>
          </table:table-cell>
          <table:table-cell office:value-type="float" office:value="385.67" table:formula="of:=[.CD2]" table:style-name="ce5">
            <text:p>385,67</text:p>
          </table:table-cell>
          <table:table-cell office:value-type="float" office:value="385.67" table:formula="of:=[.CE2]" table:style-name="ce5">
            <text:p>385,67</text:p>
          </table:table-cell>
          <table:table-cell office:value-type="float" office:value="385.67" table:formula="of:=[.CF2]" table:style-name="ce5">
            <text:p>385,67</text:p>
          </table:table-cell>
          <table:table-cell office:value-type="float" office:value="385.67" table:formula="of:=[.CG2]" table:style-name="ce5">
            <text:p>385,67</text:p>
          </table:table-cell>
          <table:table-cell office:value-type="float" office:value="385.67" table:formula="of:=[.CH2]" table:style-name="ce5">
            <text:p>385,67</text:p>
          </table:table-cell>
          <table:table-cell office:value-type="float" office:value="385.67" table:formula="of:=[.CI2]" table:style-name="ce5">
            <text:p>385,67</text:p>
          </table:table-cell>
          <table:table-cell office:value-type="float" office:value="385.67" table:formula="of:=[.CJ2]" table:style-name="ce5">
            <text:p>385,67</text:p>
          </table:table-cell>
          <table:table-cell office:value-type="float" office:value="385.67" table:formula="of:=[.CK2]" table:style-name="ce5">
            <text:p>385,67</text:p>
          </table:table-cell>
          <table:table-cell office:value-type="float" office:value="385.67" table:formula="of:=[.CL2]" table:style-name="ce5">
            <text:p>385,67</text:p>
          </table:table-cell>
          <table:table-cell office:value-type="float" office:value="385.67" table:formula="of:=[.CM2]" table:style-name="ce5">
            <text:p>385,67</text:p>
          </table:table-cell>
          <table:table-cell office:value-type="float" office:value="385.67" table:formula="of:=[.CN2]" table:style-name="ce5">
            <text:p>385,67</text:p>
          </table:table-cell>
          <table:table-cell office:value-type="float" office:value="385.67" table:formula="of:=[.CO2]" table:style-name="ce5">
            <text:p>385,67</text:p>
          </table:table-cell>
          <table:table-cell office:value-type="float" office:value="385.67" table:formula="of:=[.CP2]" table:style-name="ce5">
            <text:p>385,67</text:p>
          </table:table-cell>
          <table:table-cell office:value-type="float" office:value="385.67" table:formula="of:=[.CQ2]" table:style-name="ce5">
            <text:p>385,67</text:p>
          </table:table-cell>
          <table:table-cell office:value-type="float" office:value="385.67" table:formula="of:=[.CR2]" table:style-name="ce5">
            <text:p>385,67</text:p>
          </table:table-cell>
          <table:table-cell office:value-type="float" office:value="385.67" table:formula="of:=[.CS2]" table:style-name="ce5">
            <text:p>385,67</text:p>
          </table:table-cell>
          <table:table-cell office:value-type="float" office:value="385.67" table:formula="of:=[.CT2]" table:style-name="ce5">
            <text:p>385,67</text:p>
          </table:table-cell>
          <table:table-cell office:value-type="float" office:value="385.67" table:formula="of:=[.CU2]" table:style-name="ce5">
            <text:p>385,67</text:p>
          </table:table-cell>
          <table:table-cell office:value-type="float" office:value="385.67" table:formula="of:=[.CV2]" table:style-name="ce5">
            <text:p>385,67</text:p>
          </table:table-cell>
          <table:table-cell office:value-type="float" office:value="385.67" table:formula="of:=[.CW2]" table:style-name="ce5">
            <text:p>385,67</text:p>
          </table:table-cell>
          <table:table-cell office:value-type="float" office:value="385.67" table:formula="of:=[.CX2]" table:style-name="ce5">
            <text:p>385,67</text:p>
          </table:table-cell>
          <table:table-cell office:value-type="float" office:value="385.67" table:formula="of:=[.CY2]" table:style-name="ce5">
            <text:p>385,67</text:p>
          </table:table-cell>
          <table:table-cell office:value-type="float" office:value="385.67" table:formula="of:=[.CZ2]" table:style-name="ce5">
            <text:p>385,67</text:p>
          </table:table-cell>
          <table:table-cell office:value-type="float" office:value="385.67" table:formula="of:=[.DA2]" table:style-name="ce5">
            <text:p>385,67</text:p>
          </table:table-cell>
          <table:table-cell office:value-type="float" office:value="385.67" table:formula="of:=[.DB2]" table:style-name="ce5">
            <text:p>385,67</text:p>
          </table:table-cell>
          <table:table-cell office:value-type="float" office:value="385.67" table:formula="of:=[.DC2]" table:style-name="ce5">
            <text:p>385,67</text:p>
          </table:table-cell>
          <table:table-cell office:value-type="float" office:value="385.67" table:formula="of:=[.DD2]" table:style-name="ce5">
            <text:p>385,67</text:p>
          </table:table-cell>
          <table:table-cell office:value-type="float" office:value="385.67" table:formula="of:=[.DE2]" table:style-name="ce5">
            <text:p>385,67</text:p>
          </table:table-cell>
          <table:table-cell office:value-type="float" office:value="385.67" table:formula="of:=[.DF2]" table:style-name="ce5">
            <text:p>385,67</text:p>
          </table:table-cell>
          <table:table-cell office:value-type="float" office:value="385.67" table:formula="of:=[.DG2]" table:style-name="ce5">
            <text:p>385,67</text:p>
          </table:table-cell>
          <table:table-cell office:value-type="float" office:value="385.67" table:formula="of:=[.DH2]" table:style-name="ce5">
            <text:p>385,67</text:p>
          </table:table-cell>
          <table:table-cell office:value-type="float" office:value="385.67" table:formula="of:=[.DI2]" table:style-name="ce5">
            <text:p>385,67</text:p>
          </table:table-cell>
          <table:table-cell office:value-type="float" office:value="385.67" table:formula="of:=[.DJ2]" table:style-name="ce5">
            <text:p>385,67</text:p>
          </table:table-cell>
          <table:table-cell office:value-type="float" office:value="385.67" table:formula="of:=[.DK2]" table:style-name="ce5">
            <text:p>385,67</text:p>
          </table:table-cell>
          <table:table-cell office:value-type="float" office:value="385.67" table:formula="of:=[.DL2]" table:style-name="ce5">
            <text:p>385,67</text:p>
          </table:table-cell>
          <table:table-cell office:value-type="float" office:value="385.67" table:formula="of:=[.DM2]" table:style-name="ce5">
            <text:p>385,67</text:p>
          </table:table-cell>
          <table:table-cell office:value-type="float" office:value="385.67" table:formula="of:=[.DN2]" table:style-name="ce5">
            <text:p>385,67</text:p>
          </table:table-cell>
          <table:table-cell office:value-type="float" office:value="385.67" table:formula="of:=[.DO2]" table:style-name="ce5">
            <text:p>385,67</text:p>
          </table:table-cell>
          <table:table-cell office:value-type="float" office:value="385.67" table:formula="of:=[.DP2]" table:style-name="ce5">
            <text:p>385,67</text:p>
          </table:table-cell>
          <table:table-cell office:value-type="float" office:value="385.67" table:formula="of:=[.DQ2]" table:style-name="ce5">
            <text:p>385,67</text:p>
          </table:table-cell>
          <table:table-cell office:value-type="float" office:value="385.67" table:formula="of:=[.DR2]" table:style-name="ce5">
            <text:p>385,67</text:p>
          </table:table-cell>
          <table:table-cell office:value-type="float" office:value="385.67" table:formula="of:=[.DS2]" table:style-name="ce5">
            <text:p>385,67</text:p>
          </table:table-cell>
          <table:table-cell office:value-type="float" office:value="385.67" table:formula="of:=[.DT2]" table:style-name="ce5">
            <text:p>385,67</text:p>
          </table:table-cell>
          <table:table-cell office:value-type="float" office:value="385.67" table:formula="of:=[.DU2]" table:style-name="ce5">
            <text:p>385,67</text:p>
          </table:table-cell>
          <table:table-cell office:value-type="float" office:value="385.67" table:formula="of:=[.DV2]" table:style-name="ce5">
            <text:p>385,67</text:p>
          </table:table-cell>
          <table:table-cell office:value-type="float" office:value="385.67" table:formula="of:=[.DW2]" table:style-name="ce5">
            <text:p>385,67</text:p>
          </table:table-cell>
          <table:table-cell office:value-type="float" office:value="385.67" table:formula="of:=[.DX2]" table:style-name="ce5">
            <text:p>385,67</text:p>
          </table:table-cell>
          <table:table-cell office:value-type="float" office:value="385.67" table:formula="of:=[.DY2]" table:style-name="ce5">
            <text:p>385,67</text:p>
          </table:table-cell>
          <table:table-cell office:value-type="float" office:value="385.67" table:formula="of:=[.DZ2]" table:style-name="ce5">
            <text:p>385,67</text:p>
          </table:table-cell>
          <table:table-cell office:value-type="float" office:value="385.67" table:formula="of:=[.EA2]" table:style-name="ce5">
            <text:p>385,67</text:p>
          </table:table-cell>
          <table:table-cell office:value-type="float" office:value="385.67" table:formula="of:=[.EB2]" table:style-name="ce5">
            <text:p>385,67</text:p>
          </table:table-cell>
          <table:table-cell office:value-type="float" office:value="385.67" table:formula="of:=[.EC2]" table:style-name="ce5">
            <text:p>385,67</text:p>
          </table:table-cell>
          <table:table-cell office:value-type="float" office:value="385.67" table:formula="of:=[.ED2]" table:style-name="ce5">
            <text:p>385,67</text:p>
          </table:table-cell>
          <table:table-cell office:value-type="float" office:value="385.67" table:formula="of:=[.EE2]" table:style-name="ce5">
            <text:p>385,67</text:p>
          </table:table-cell>
          <table:table-cell office:value-type="float" office:value="385.67" table:formula="of:=[.EF2]" table:style-name="ce5">
            <text:p>385,67</text:p>
          </table:table-cell>
          <table:table-cell office:value-type="float" office:value="385.67" table:formula="of:=[.EG2]" table:style-name="ce5">
            <text:p>385,67</text:p>
          </table:table-cell>
          <table:table-cell office:value-type="float" office:value="385.67" table:formula="of:=[.EH2]" table:style-name="ce5">
            <text:p>385,67</text:p>
          </table:table-cell>
          <table:table-cell office:value-type="float" office:value="385.67" table:formula="of:=[.EI2]" table:style-name="ce5">
            <text:p>385,67</text:p>
          </table:table-cell>
          <table:table-cell office:value-type="float" office:value="385.67" table:formula="of:=[.EJ2]" table:style-name="ce5">
            <text:p>385,67</text:p>
          </table:table-cell>
          <table:table-cell office:value-type="float" office:value="385.67" table:formula="of:=[.EK2]" table:style-name="ce5">
            <text:p>385,67</text:p>
          </table:table-cell>
          <table:table-cell office:value-type="float" office:value="385.67" table:formula="of:=[.EL2]" table:style-name="ce5">
            <text:p>385,67</text:p>
          </table:table-cell>
          <table:table-cell office:value-type="float" office:value="385.67" table:formula="of:=[.EM2]" table:style-name="ce5">
            <text:p>385,67</text:p>
          </table:table-cell>
          <table:table-cell office:value-type="float" office:value="385.67" table:formula="of:=[.EN2]" table:style-name="ce5">
            <text:p>385,67</text:p>
          </table:table-cell>
          <table:table-cell office:value-type="float" office:value="385.67" table:formula="of:=[.EO2]" table:style-name="ce5">
            <text:p>385,67</text:p>
          </table:table-cell>
          <table:table-cell office:value-type="float" office:value="385.67" table:formula="of:=[.EP2]" table:style-name="ce5">
            <text:p>385,67</text:p>
          </table:table-cell>
          <table:table-cell office:value-type="float" office:value="385.67" table:formula="of:=[.EQ2]" table:style-name="ce5">
            <text:p>385,67</text:p>
          </table:table-cell>
          <table:table-cell office:value-type="float" office:value="385.67" table:formula="of:=[.ER2]" table:style-name="ce5">
            <text:p>385,67</text:p>
          </table:table-cell>
          <table:table-cell office:value-type="float" office:value="385.67" table:formula="of:=[.ES2]" table:style-name="ce5">
            <text:p>385,67</text:p>
          </table:table-cell>
          <table:table-cell office:value-type="float" office:value="385.67" table:formula="of:=[.ET2]" table:style-name="ce5">
            <text:p>385,67</text:p>
          </table:table-cell>
          <table:table-cell office:value-type="float" office:value="385.67" table:formula="of:=[.EU2]" table:style-name="ce5">
            <text:p>385,67</text:p>
          </table:table-cell>
          <table:table-cell office:value-type="float" office:value="385.67" table:formula="of:=[.EV2]" table:style-name="ce5">
            <text:p>385,67</text:p>
          </table:table-cell>
          <table:table-cell office:value-type="float" office:value="385.67" table:formula="of:=[.EW2]" table:style-name="ce5">
            <text:p>385,67</text:p>
          </table:table-cell>
          <table:table-cell office:value-type="float" office:value="385.67" table:formula="of:=[.EX2]" table:style-name="ce5">
            <text:p>385,67</text:p>
          </table:table-cell>
          <table:table-cell office:value-type="float" office:value="385.67" table:formula="of:=[.EY2]" table:style-name="ce5">
            <text:p>385,67</text:p>
          </table:table-cell>
          <table:table-cell office:value-type="float" office:value="385.67" table:formula="of:=[.EZ2]" table:style-name="ce5">
            <text:p>385,67</text:p>
          </table:table-cell>
          <table:table-cell office:value-type="float" office:value="385.67" table:formula="of:=[.FA2]" table:style-name="ce5">
            <text:p>385,67</text:p>
          </table:table-cell>
          <table:table-cell office:value-type="float" office:value="385.67" table:formula="of:=[.FB2]" table:style-name="ce5">
            <text:p>385,67</text:p>
          </table:table-cell>
          <table:table-cell office:value-type="float" office:value="385.67" table:formula="of:=[.FC2]" table:style-name="ce5">
            <text:p>385,67</text:p>
          </table:table-cell>
          <table:table-cell office:value-type="float" office:value="385.67" table:formula="of:=[.FD2]" table:style-name="ce5">
            <text:p>385,67</text:p>
          </table:table-cell>
          <table:table-cell office:value-type="float" office:value="385.67" table:formula="of:=[.FE2]" table:style-name="ce5">
            <text:p>385,67</text:p>
          </table:table-cell>
          <table:table-cell office:value-type="float" office:value="385.67" table:formula="of:=[.FF2]" table:style-name="ce5">
            <text:p>385,67</text:p>
          </table:table-cell>
          <table:table-cell office:value-type="float" office:value="385.67" table:formula="of:=[.FG2]" table:style-name="ce5">
            <text:p>385,67</text:p>
          </table:table-cell>
          <table:table-cell office:value-type="float" office:value="385.67" table:formula="of:=[.FH2]" table:style-name="ce5">
            <text:p>385,67</text:p>
          </table:table-cell>
          <table:table-cell office:value-type="float" office:value="385.67" table:formula="of:=[.FI2]" table:style-name="ce5">
            <text:p>385,67</text:p>
          </table:table-cell>
          <table:table-cell office:value-type="float" office:value="385.67" table:formula="of:=[.FJ2]" table:style-name="ce5">
            <text:p>385,67</text:p>
          </table:table-cell>
          <table:table-cell office:value-type="float" office:value="385.67" table:formula="of:=[.FK2]" table:style-name="ce5">
            <text:p>385,67</text:p>
          </table:table-cell>
          <table:table-cell office:value-type="float" office:value="385.67" table:formula="of:=[.FL2]" table:style-name="ce5">
            <text:p>385,67</text:p>
          </table:table-cell>
          <table:table-cell office:value-type="float" office:value="385.67" table:formula="of:=[.FM2]" table:style-name="ce5">
            <text:p>385,67</text:p>
          </table:table-cell>
          <table:table-cell office:value-type="float" office:value="385.67" table:formula="of:=[.FN2]" table:style-name="ce5">
            <text:p>385,67</text:p>
          </table:table-cell>
          <table:table-cell office:value-type="float" office:value="385.67" table:formula="of:=[.FO2]" table:style-name="ce5">
            <text:p>385,67</text:p>
          </table:table-cell>
          <table:table-cell office:value-type="float" office:value="385.67" table:formula="of:=[.FP2]" table:style-name="ce5">
            <text:p>385,67</text:p>
          </table:table-cell>
          <table:table-cell office:value-type="float" office:value="385.67" table:formula="of:=[.FQ2]" table:style-name="ce5">
            <text:p>385,67</text:p>
          </table:table-cell>
          <table:table-cell office:value-type="float" office:value="385.67" table:formula="of:=[.FR2]" table:style-name="ce5">
            <text:p>385,67</text:p>
          </table:table-cell>
          <table:table-cell office:value-type="float" office:value="385.67" table:formula="of:=[.FS2]" table:style-name="ce5">
            <text:p>385,67</text:p>
          </table:table-cell>
          <table:table-cell office:value-type="float" office:value="385.67" table:formula="of:=[.FT2]" table:style-name="ce5">
            <text:p>385,67</text:p>
          </table:table-cell>
          <table:table-cell office:value-type="float" office:value="385.67" table:formula="of:=[.FU2]" table:style-name="ce5">
            <text:p>385,67</text:p>
          </table:table-cell>
          <table:table-cell office:value-type="float" office:value="385.67" table:formula="of:=[.FV2]" table:style-name="ce5">
            <text:p>385,67</text:p>
          </table:table-cell>
          <table:table-cell office:value-type="float" office:value="385.67" table:formula="of:=[.FW2]" table:style-name="ce5">
            <text:p>385,67</text:p>
          </table:table-cell>
          <table:table-cell office:value-type="float" office:value="385.67" table:formula="of:=[.FX2]" table:style-name="ce5">
            <text:p>385,67</text:p>
          </table:table-cell>
          <table:table-cell office:value-type="float" office:value="385.67" table:formula="of:=[.FY2]" table:style-name="ce5">
            <text:p>385,67</text:p>
          </table:table-cell>
          <table:table-cell office:value-type="float" office:value="385.67" table:formula="of:=[.FZ2]" table:style-name="ce5">
            <text:p>385,67</text:p>
          </table:table-cell>
          <table:table-cell office:value-type="float" office:value="385.67" table:formula="of:=[.GA2]" table:style-name="ce5">
            <text:p>385,67</text:p>
          </table:table-cell>
          <table:table-cell office:value-type="float" office:value="385.67" table:formula="of:=[.GB2]" table:style-name="ce5">
            <text:p>385,67</text:p>
          </table:table-cell>
          <table:table-cell office:value-type="float" office:value="385.67" table:formula="of:=[.GC2]" table:style-name="ce5">
            <text:p>385,67</text:p>
          </table:table-cell>
          <table:table-cell office:value-type="float" office:value="385.67" table:formula="of:=[.GD2]" table:style-name="ce5">
            <text:p>385,67</text:p>
          </table:table-cell>
          <table:table-cell office:value-type="float" office:value="385.67" table:formula="of:=[.GE2]" table:style-name="ce5">
            <text:p>385,67</text:p>
          </table:table-cell>
          <table:table-cell office:value-type="float" office:value="385.67" table:formula="of:=[.GF2]" table:style-name="ce5">
            <text:p>385,67</text:p>
          </table:table-cell>
          <table:table-cell office:value-type="float" office:value="385.67" table:formula="of:=[.GG2]" table:style-name="ce5">
            <text:p>385,67</text:p>
          </table:table-cell>
          <table:table-cell office:value-type="float" office:value="385.67" table:formula="of:=[.GH2]" table:style-name="ce5">
            <text:p>385,67</text:p>
          </table:table-cell>
          <table:table-cell office:value-type="float" office:value="385.67" table:formula="of:=[.GI2]" table:style-name="ce5">
            <text:p>385,67</text:p>
          </table:table-cell>
          <table:table-cell office:value-type="float" office:value="385.67" table:formula="of:=[.GJ2]" table:style-name="ce5">
            <text:p>385,67</text:p>
          </table:table-cell>
          <table:table-cell office:value-type="float" office:value="385.67" table:formula="of:=[.GK2]" table:style-name="ce5">
            <text:p>385,67</text:p>
          </table:table-cell>
          <table:table-cell office:value-type="float" office:value="385.67" table:formula="of:=[.GL2]" table:style-name="ce5">
            <text:p>385,67</text:p>
          </table:table-cell>
          <table:table-cell office:value-type="float" office:value="385.67" table:formula="of:=[.GM2]" table:style-name="ce5">
            <text:p>385,67</text:p>
          </table:table-cell>
          <table:table-cell office:value-type="float" office:value="385.67" table:formula="of:=[.GN2]" table:style-name="ce5">
            <text:p>385,67</text:p>
          </table:table-cell>
          <table:table-cell office:value-type="float" office:value="385.67" table:formula="of:=[.GO2]" table:style-name="ce5">
            <text:p>385,67</text:p>
          </table:table-cell>
          <table:table-cell office:value-type="float" office:value="385.67" table:formula="of:=[.GP2]" table:style-name="ce5">
            <text:p>385,67</text:p>
          </table:table-cell>
          <table:table-cell office:value-type="float" office:value="385.67" table:formula="of:=[.GQ2]" table:style-name="ce5">
            <text:p>385,67</text:p>
          </table:table-cell>
          <table:table-cell office:value-type="float" office:value="385.67" table:formula="of:=[.GR2]" table:style-name="ce5">
            <text:p>385,67</text:p>
          </table:table-cell>
          <table:table-cell table:number-columns-repeated="16183"/>
        </table:table-row>
        <table:table-row table:style-name="ro1">
          <table:table-cell office:value-type="string" table:style-name="ce5">
            <text:p>x_C</text:p>
          </table:table-cell>
          <table:table-cell office:value-type="float" office:value="5.2499999999999997E-4" table:style-name="ce5">
            <text:p>0,000525</text:p>
          </table:table-cell>
          <table:table-cell office:value-type="float" office:value="5.2499999999999997E-4" table:formula="of:=[.B3]" table:style-name="ce5">
            <text:p>0,000525</text:p>
          </table:table-cell>
          <table:table-cell office:value-type="float" office:value="5.2499999999999997E-4" table:formula="of:=[.C3]" table:style-name="ce5">
            <text:p>0,000525</text:p>
          </table:table-cell>
          <table:table-cell office:value-type="float" office:value="5.2499999999999997E-4" table:formula="of:=[.D3]" table:style-name="ce5">
            <text:p>0,000525</text:p>
          </table:table-cell>
          <table:table-cell office:value-type="float" office:value="5.2499999999999997E-4" table:formula="of:=[.E3]" table:style-name="ce5">
            <text:p>0,000525</text:p>
          </table:table-cell>
          <table:table-cell office:value-type="float" office:value="5.2499999999999997E-4" table:formula="of:=[.F3]" table:style-name="ce5">
            <text:p>0,000525</text:p>
          </table:table-cell>
          <table:table-cell office:value-type="float" office:value="5.2499999999999997E-4" table:formula="of:=[.G3]" table:style-name="ce5">
            <text:p>0,000525</text:p>
          </table:table-cell>
          <table:table-cell office:value-type="float" office:value="5.2499999999999997E-4" table:formula="of:=[.H3]" table:style-name="ce5">
            <text:p>0,000525</text:p>
          </table:table-cell>
          <table:table-cell office:value-type="float" office:value="5.2499999999999997E-4" table:formula="of:=[.I3]" table:style-name="ce5">
            <text:p>0,000525</text:p>
          </table:table-cell>
          <table:table-cell office:value-type="float" office:value="5.2499999999999997E-4" table:formula="of:=[.J3]" table:style-name="ce5">
            <text:p>0,000525</text:p>
          </table:table-cell>
          <table:table-cell office:value-type="float" office:value="5.2499999999999997E-4" table:formula="of:=[.K3]" table:style-name="ce5">
            <text:p>0,000525</text:p>
          </table:table-cell>
          <table:table-cell office:value-type="float" office:value="5.2499999999999997E-4" table:formula="of:=[.L3]" table:style-name="ce5">
            <text:p>0,000525</text:p>
          </table:table-cell>
          <table:table-cell office:value-type="float" office:value="5.2499999999999997E-4" table:formula="of:=[.M3]" table:style-name="ce5">
            <text:p>0,000525</text:p>
          </table:table-cell>
          <table:table-cell office:value-type="float" office:value="5.2499999999999997E-4" table:formula="of:=[.N3]" table:style-name="ce5">
            <text:p>0,000525</text:p>
          </table:table-cell>
          <table:table-cell office:value-type="float" office:value="5.2499999999999997E-4" table:formula="of:=[.O3]" table:style-name="ce5">
            <text:p>0,000525</text:p>
          </table:table-cell>
          <table:table-cell office:value-type="float" office:value="5.2499999999999997E-4" table:formula="of:=[.P3]" table:style-name="ce5">
            <text:p>0,000525</text:p>
          </table:table-cell>
          <table:table-cell office:value-type="float" office:value="5.2499999999999997E-4" table:formula="of:=[.Q3]" table:style-name="ce5">
            <text:p>0,000525</text:p>
          </table:table-cell>
          <table:table-cell office:value-type="float" office:value="5.2499999999999997E-4" table:formula="of:=[.R3]" table:style-name="ce5">
            <text:p>0,000525</text:p>
          </table:table-cell>
          <table:table-cell office:value-type="float" office:value="5.2499999999999997E-4" table:formula="of:=[.S3]" table:style-name="ce5">
            <text:p>0,000525</text:p>
          </table:table-cell>
          <table:table-cell office:value-type="float" office:value="5.2499999999999997E-4" table:formula="of:=[.T3]" table:style-name="ce5">
            <text:p>0,000525</text:p>
          </table:table-cell>
          <table:table-cell office:value-type="float" office:value="5.2499999999999997E-4" table:formula="of:=[.U3]" table:style-name="ce5">
            <text:p>0,000525</text:p>
          </table:table-cell>
          <table:table-cell office:value-type="float" office:value="5.2499999999999997E-4" table:formula="of:=[.V3]" table:style-name="ce5">
            <text:p>0,000525</text:p>
          </table:table-cell>
          <table:table-cell office:value-type="float" office:value="5.2499999999999997E-4" table:formula="of:=[.W3]" table:style-name="ce5">
            <text:p>0,000525</text:p>
          </table:table-cell>
          <table:table-cell office:value-type="float" office:value="5.2499999999999997E-4" table:formula="of:=[.X3]" table:style-name="ce5">
            <text:p>0,000525</text:p>
          </table:table-cell>
          <table:table-cell office:value-type="float" office:value="5.2499999999999997E-4" table:formula="of:=[.Y3]" table:style-name="ce5">
            <text:p>0,000525</text:p>
          </table:table-cell>
          <table:table-cell office:value-type="float" office:value="5.2499999999999997E-4" table:formula="of:=[.Z3]" table:style-name="ce5">
            <text:p>0,000525</text:p>
          </table:table-cell>
          <table:table-cell office:value-type="float" office:value="5.2499999999999997E-4" table:formula="of:=[.AA3]" table:style-name="ce5">
            <text:p>0,000525</text:p>
          </table:table-cell>
          <table:table-cell office:value-type="float" office:value="5.2499999999999997E-4" table:formula="of:=[.AB3]" table:style-name="ce5">
            <text:p>0,000525</text:p>
          </table:table-cell>
          <table:table-cell office:value-type="float" office:value="5.2499999999999997E-4" table:formula="of:=[.AC3]" table:style-name="ce5">
            <text:p>0,000525</text:p>
          </table:table-cell>
          <table:table-cell office:value-type="float" office:value="5.2499999999999997E-4" table:formula="of:=[.AD3]" table:style-name="ce5">
            <text:p>0,000525</text:p>
          </table:table-cell>
          <table:table-cell office:value-type="float" office:value="5.2499999999999997E-4" table:formula="of:=[.AE3]" table:style-name="ce5">
            <text:p>0,000525</text:p>
          </table:table-cell>
          <table:table-cell office:value-type="float" office:value="5.2499999999999997E-4" table:formula="of:=[.AF3]" table:style-name="ce5">
            <text:p>0,000525</text:p>
          </table:table-cell>
          <table:table-cell office:value-type="float" office:value="5.2499999999999997E-4" table:formula="of:=[.AG3]" table:style-name="ce5">
            <text:p>0,000525</text:p>
          </table:table-cell>
          <table:table-cell office:value-type="float" office:value="5.2499999999999997E-4" table:formula="of:=[.AH3]" table:style-name="ce5">
            <text:p>0,000525</text:p>
          </table:table-cell>
          <table:table-cell office:value-type="float" office:value="5.2499999999999997E-4" table:formula="of:=[.AI3]" table:style-name="ce5">
            <text:p>0,000525</text:p>
          </table:table-cell>
          <table:table-cell office:value-type="float" office:value="5.2499999999999997E-4" table:formula="of:=[.AJ3]" table:style-name="ce5">
            <text:p>0,000525</text:p>
          </table:table-cell>
          <table:table-cell office:value-type="float" office:value="5.2499999999999997E-4" table:formula="of:=[.AK3]" table:style-name="ce5">
            <text:p>0,000525</text:p>
          </table:table-cell>
          <table:table-cell office:value-type="float" office:value="5.2499999999999997E-4" table:formula="of:=[.AL3]" table:style-name="ce5">
            <text:p>0,000525</text:p>
          </table:table-cell>
          <table:table-cell office:value-type="float" office:value="5.2499999999999997E-4" table:formula="of:=[.AM3]" table:style-name="ce5">
            <text:p>0,000525</text:p>
          </table:table-cell>
          <table:table-cell office:value-type="float" office:value="5.2499999999999997E-4" table:formula="of:=[.AN3]" table:style-name="ce5">
            <text:p>0,000525</text:p>
          </table:table-cell>
          <table:table-cell office:value-type="float" office:value="5.2499999999999997E-4" table:formula="of:=[.AO3]" table:style-name="ce5">
            <text:p>0,000525</text:p>
          </table:table-cell>
          <table:table-cell office:value-type="float" office:value="5.2499999999999997E-4" table:formula="of:=[.AP3]" table:style-name="ce5">
            <text:p>0,000525</text:p>
          </table:table-cell>
          <table:table-cell office:value-type="float" office:value="5.2499999999999997E-4" table:formula="of:=[.AQ3]" table:style-name="ce5">
            <text:p>0,000525</text:p>
          </table:table-cell>
          <table:table-cell office:value-type="float" office:value="5.2499999999999997E-4" table:formula="of:=[.AR3]" table:style-name="ce5">
            <text:p>0,000525</text:p>
          </table:table-cell>
          <table:table-cell office:value-type="float" office:value="5.2499999999999997E-4" table:formula="of:=[.AS3]" table:style-name="ce5">
            <text:p>0,000525</text:p>
          </table:table-cell>
          <table:table-cell office:value-type="float" office:value="5.2499999999999997E-4" table:formula="of:=[.AT3]" table:style-name="ce5">
            <text:p>0,000525</text:p>
          </table:table-cell>
          <table:table-cell office:value-type="float" office:value="5.2499999999999997E-4" table:formula="of:=[.AU3]" table:style-name="ce5">
            <text:p>0,000525</text:p>
          </table:table-cell>
          <table:table-cell office:value-type="float" office:value="5.2499999999999997E-4" table:formula="of:=[.AV3]" table:style-name="ce5">
            <text:p>0,000525</text:p>
          </table:table-cell>
          <table:table-cell office:value-type="float" office:value="5.2499999999999997E-4" table:formula="of:=[.AW3]" table:style-name="ce5">
            <text:p>0,000525</text:p>
          </table:table-cell>
          <table:table-cell office:value-type="float" office:value="5.2499999999999997E-4" table:formula="of:=[.AX3]" table:style-name="ce5">
            <text:p>0,000525</text:p>
          </table:table-cell>
          <table:table-cell office:value-type="float" office:value="5.2499999999999997E-4" table:formula="of:=[.AY3]" table:style-name="ce5">
            <text:p>0,000525</text:p>
          </table:table-cell>
          <table:table-cell office:value-type="float" office:value="5.2499999999999997E-4" table:formula="of:=[.AZ3]" table:style-name="ce5">
            <text:p>0,000525</text:p>
          </table:table-cell>
          <table:table-cell office:value-type="float" office:value="5.2499999999999997E-4" table:formula="of:=[.BA3]" table:style-name="ce5">
            <text:p>0,000525</text:p>
          </table:table-cell>
          <table:table-cell office:value-type="float" office:value="5.2499999999999997E-4" table:formula="of:=[.BB3]" table:style-name="ce5">
            <text:p>0,000525</text:p>
          </table:table-cell>
          <table:table-cell office:value-type="float" office:value="5.2499999999999997E-4" table:formula="of:=[.BC3]" table:style-name="ce5">
            <text:p>0,000525</text:p>
          </table:table-cell>
          <table:table-cell office:value-type="float" office:value="5.2499999999999997E-4" table:formula="of:=[.BD3]" table:style-name="ce5">
            <text:p>0,000525</text:p>
          </table:table-cell>
          <table:table-cell office:value-type="float" office:value="5.2499999999999997E-4" table:formula="of:=[.BE3]" table:style-name="ce5">
            <text:p>0,000525</text:p>
          </table:table-cell>
          <table:table-cell office:value-type="float" office:value="5.2499999999999997E-4" table:formula="of:=[.BF3]" table:style-name="ce5">
            <text:p>0,000525</text:p>
          </table:table-cell>
          <table:table-cell office:value-type="float" office:value="5.2499999999999997E-4" table:formula="of:=[.BG3]" table:style-name="ce5">
            <text:p>0,000525</text:p>
          </table:table-cell>
          <table:table-cell office:value-type="float" office:value="5.2499999999999997E-4" table:formula="of:=[.BH3]" table:style-name="ce5">
            <text:p>0,000525</text:p>
          </table:table-cell>
          <table:table-cell office:value-type="float" office:value="5.2499999999999997E-4" table:formula="of:=[.BI3]" table:style-name="ce5">
            <text:p>0,000525</text:p>
          </table:table-cell>
          <table:table-cell office:value-type="float" office:value="5.2499999999999997E-4" table:formula="of:=[.BJ3]" table:style-name="ce5">
            <text:p>0,000525</text:p>
          </table:table-cell>
          <table:table-cell office:value-type="float" office:value="5.2499999999999997E-4" table:formula="of:=[.BK3]" table:style-name="ce5">
            <text:p>0,000525</text:p>
          </table:table-cell>
          <table:table-cell office:value-type="float" office:value="5.2499999999999997E-4" table:formula="of:=[.BL3]" table:style-name="ce5">
            <text:p>0,000525</text:p>
          </table:table-cell>
          <table:table-cell office:value-type="float" office:value="5.2499999999999997E-4" table:formula="of:=[.BM3]" table:style-name="ce5">
            <text:p>0,000525</text:p>
          </table:table-cell>
          <table:table-cell office:value-type="float" office:value="5.2499999999999997E-4" table:formula="of:=[.BN3]" table:style-name="ce5">
            <text:p>0,000525</text:p>
          </table:table-cell>
          <table:table-cell office:value-type="float" office:value="5.2499999999999997E-4" table:formula="of:=[.BO3]" table:style-name="ce5">
            <text:p>0,000525</text:p>
          </table:table-cell>
          <table:table-cell office:value-type="float" office:value="5.2499999999999997E-4" table:formula="of:=[.BP3]" table:style-name="ce5">
            <text:p>0,000525</text:p>
          </table:table-cell>
          <table:table-cell office:value-type="float" office:value="5.2499999999999997E-4" table:formula="of:=[.BQ3]" table:style-name="ce5">
            <text:p>0,000525</text:p>
          </table:table-cell>
          <table:table-cell office:value-type="float" office:value="5.2499999999999997E-4" table:formula="of:=[.BR3]" table:style-name="ce5">
            <text:p>0,000525</text:p>
          </table:table-cell>
          <table:table-cell office:value-type="float" office:value="5.2499999999999997E-4" table:formula="of:=[.BS3]" table:style-name="ce5">
            <text:p>0,000525</text:p>
          </table:table-cell>
          <table:table-cell office:value-type="float" office:value="5.2499999999999997E-4" table:formula="of:=[.BT3]" table:style-name="ce5">
            <text:p>0,000525</text:p>
          </table:table-cell>
          <table:table-cell office:value-type="float" office:value="5.2499999999999997E-4" table:formula="of:=[.BU3]" table:style-name="ce5">
            <text:p>0,000525</text:p>
          </table:table-cell>
          <table:table-cell office:value-type="float" office:value="5.2499999999999997E-4" table:formula="of:=[.BV3]" table:style-name="ce5">
            <text:p>0,000525</text:p>
          </table:table-cell>
          <table:table-cell office:value-type="float" office:value="5.2499999999999997E-4" table:formula="of:=[.BW3]" table:style-name="ce5">
            <text:p>0,000525</text:p>
          </table:table-cell>
          <table:table-cell office:value-type="float" office:value="5.2499999999999997E-4" table:formula="of:=[.BX3]" table:style-name="ce5">
            <text:p>0,000525</text:p>
          </table:table-cell>
          <table:table-cell office:value-type="float" office:value="5.2499999999999997E-4" table:formula="of:=[.BY3]" table:style-name="ce5">
            <text:p>0,000525</text:p>
          </table:table-cell>
          <table:table-cell office:value-type="float" office:value="5.2499999999999997E-4" table:formula="of:=[.BZ3]" table:style-name="ce5">
            <text:p>0,000525</text:p>
          </table:table-cell>
          <table:table-cell office:value-type="float" office:value="5.2499999999999997E-4" table:formula="of:=[.CA3]" table:style-name="ce5">
            <text:p>0,000525</text:p>
          </table:table-cell>
          <table:table-cell office:value-type="float" office:value="5.2499999999999997E-4" table:formula="of:=[.CB3]" table:style-name="ce5">
            <text:p>0,000525</text:p>
          </table:table-cell>
          <table:table-cell office:value-type="float" office:value="5.2499999999999997E-4" table:formula="of:=[.CC3]" table:style-name="ce5">
            <text:p>0,000525</text:p>
          </table:table-cell>
          <table:table-cell office:value-type="float" office:value="5.2499999999999997E-4" table:formula="of:=[.CD3]" table:style-name="ce5">
            <text:p>0,000525</text:p>
          </table:table-cell>
          <table:table-cell office:value-type="float" office:value="5.2499999999999997E-4" table:formula="of:=[.CE3]" table:style-name="ce5">
            <text:p>0,000525</text:p>
          </table:table-cell>
          <table:table-cell office:value-type="float" office:value="5.2499999999999997E-4" table:formula="of:=[.CF3]" table:style-name="ce5">
            <text:p>0,000525</text:p>
          </table:table-cell>
          <table:table-cell office:value-type="float" office:value="5.2499999999999997E-4" table:formula="of:=[.CG3]" table:style-name="ce5">
            <text:p>0,000525</text:p>
          </table:table-cell>
          <table:table-cell office:value-type="float" office:value="5.2499999999999997E-4" table:formula="of:=[.CH3]" table:style-name="ce5">
            <text:p>0,000525</text:p>
          </table:table-cell>
          <table:table-cell office:value-type="float" office:value="5.2499999999999997E-4" table:formula="of:=[.CI3]" table:style-name="ce5">
            <text:p>0,000525</text:p>
          </table:table-cell>
          <table:table-cell office:value-type="float" office:value="5.2499999999999997E-4" table:formula="of:=[.CJ3]" table:style-name="ce5">
            <text:p>0,000525</text:p>
          </table:table-cell>
          <table:table-cell office:value-type="float" office:value="5.2499999999999997E-4" table:formula="of:=[.CK3]" table:style-name="ce5">
            <text:p>0,000525</text:p>
          </table:table-cell>
          <table:table-cell office:value-type="float" office:value="5.2499999999999997E-4" table:formula="of:=[.CL3]" table:style-name="ce5">
            <text:p>0,000525</text:p>
          </table:table-cell>
          <table:table-cell office:value-type="float" office:value="5.2499999999999997E-4" table:formula="of:=[.CM3]" table:style-name="ce5">
            <text:p>0,000525</text:p>
          </table:table-cell>
          <table:table-cell office:value-type="float" office:value="5.2499999999999997E-4" table:formula="of:=[.CN3]" table:style-name="ce5">
            <text:p>0,000525</text:p>
          </table:table-cell>
          <table:table-cell office:value-type="float" office:value="5.2499999999999997E-4" table:formula="of:=[.CO3]" table:style-name="ce5">
            <text:p>0,000525</text:p>
          </table:table-cell>
          <table:table-cell office:value-type="float" office:value="5.2499999999999997E-4" table:formula="of:=[.CP3]" table:style-name="ce5">
            <text:p>0,000525</text:p>
          </table:table-cell>
          <table:table-cell office:value-type="float" office:value="5.2499999999999997E-4" table:formula="of:=[.CQ3]" table:style-name="ce5">
            <text:p>0,000525</text:p>
          </table:table-cell>
          <table:table-cell office:value-type="float" office:value="5.2499999999999997E-4" table:formula="of:=[.CR3]" table:style-name="ce5">
            <text:p>0,000525</text:p>
          </table:table-cell>
          <table:table-cell office:value-type="float" office:value="5.2499999999999997E-4" table:formula="of:=[.CS3]" table:style-name="ce5">
            <text:p>0,000525</text:p>
          </table:table-cell>
          <table:table-cell office:value-type="float" office:value="5.2499999999999997E-4" table:formula="of:=[.CT3]" table:style-name="ce5">
            <text:p>0,000525</text:p>
          </table:table-cell>
          <table:table-cell office:value-type="float" office:value="5.2499999999999997E-4" table:formula="of:=[.CU3]" table:style-name="ce5">
            <text:p>0,000525</text:p>
          </table:table-cell>
          <table:table-cell office:value-type="float" office:value="5.2499999999999997E-4" table:formula="of:=[.CV3]" table:style-name="ce5">
            <text:p>0,000525</text:p>
          </table:table-cell>
          <table:table-cell office:value-type="float" office:value="5.2499999999999997E-4" table:formula="of:=[.CW3]" table:style-name="ce5">
            <text:p>0,000525</text:p>
          </table:table-cell>
          <table:table-cell office:value-type="float" office:value="5.2499999999999997E-4" table:formula="of:=[.CX3]" table:style-name="ce5">
            <text:p>0,000525</text:p>
          </table:table-cell>
          <table:table-cell office:value-type="float" office:value="5.2499999999999997E-4" table:formula="of:=[.CY3]" table:style-name="ce5">
            <text:p>0,000525</text:p>
          </table:table-cell>
          <table:table-cell office:value-type="float" office:value="5.2499999999999997E-4" table:formula="of:=[.CZ3]" table:style-name="ce5">
            <text:p>0,000525</text:p>
          </table:table-cell>
          <table:table-cell office:value-type="float" office:value="5.2499999999999997E-4" table:formula="of:=[.DA3]" table:style-name="ce5">
            <text:p>0,000525</text:p>
          </table:table-cell>
          <table:table-cell office:value-type="float" office:value="5.2499999999999997E-4" table:formula="of:=[.DB3]" table:style-name="ce5">
            <text:p>0,000525</text:p>
          </table:table-cell>
          <table:table-cell office:value-type="float" office:value="5.2499999999999997E-4" table:formula="of:=[.DC3]" table:style-name="ce5">
            <text:p>0,000525</text:p>
          </table:table-cell>
          <table:table-cell office:value-type="float" office:value="5.2499999999999997E-4" table:formula="of:=[.DD3]" table:style-name="ce5">
            <text:p>0,000525</text:p>
          </table:table-cell>
          <table:table-cell office:value-type="float" office:value="5.2499999999999997E-4" table:formula="of:=[.DE3]" table:style-name="ce5">
            <text:p>0,000525</text:p>
          </table:table-cell>
          <table:table-cell office:value-type="float" office:value="5.2499999999999997E-4" table:formula="of:=[.DF3]" table:style-name="ce5">
            <text:p>0,000525</text:p>
          </table:table-cell>
          <table:table-cell office:value-type="float" office:value="5.2499999999999997E-4" table:formula="of:=[.DG3]" table:style-name="ce5">
            <text:p>0,000525</text:p>
          </table:table-cell>
          <table:table-cell office:value-type="float" office:value="5.2499999999999997E-4" table:formula="of:=[.DH3]" table:style-name="ce5">
            <text:p>0,000525</text:p>
          </table:table-cell>
          <table:table-cell office:value-type="float" office:value="5.2499999999999997E-4" table:formula="of:=[.DI3]" table:style-name="ce5">
            <text:p>0,000525</text:p>
          </table:table-cell>
          <table:table-cell office:value-type="float" office:value="5.2499999999999997E-4" table:formula="of:=[.DJ3]" table:style-name="ce5">
            <text:p>0,000525</text:p>
          </table:table-cell>
          <table:table-cell office:value-type="float" office:value="5.2499999999999997E-4" table:formula="of:=[.DK3]" table:style-name="ce5">
            <text:p>0,000525</text:p>
          </table:table-cell>
          <table:table-cell office:value-type="float" office:value="5.2499999999999997E-4" table:formula="of:=[.DL3]" table:style-name="ce5">
            <text:p>0,000525</text:p>
          </table:table-cell>
          <table:table-cell office:value-type="float" office:value="5.2499999999999997E-4" table:formula="of:=[.DM3]" table:style-name="ce5">
            <text:p>0,000525</text:p>
          </table:table-cell>
          <table:table-cell office:value-type="float" office:value="5.2499999999999997E-4" table:formula="of:=[.DN3]" table:style-name="ce5">
            <text:p>0,000525</text:p>
          </table:table-cell>
          <table:table-cell office:value-type="float" office:value="5.2499999999999997E-4" table:formula="of:=[.DO3]" table:style-name="ce5">
            <text:p>0,000525</text:p>
          </table:table-cell>
          <table:table-cell office:value-type="float" office:value="5.2499999999999997E-4" table:formula="of:=[.DP3]" table:style-name="ce5">
            <text:p>0,000525</text:p>
          </table:table-cell>
          <table:table-cell office:value-type="float" office:value="5.2499999999999997E-4" table:formula="of:=[.DQ3]" table:style-name="ce5">
            <text:p>0,000525</text:p>
          </table:table-cell>
          <table:table-cell office:value-type="float" office:value="5.2499999999999997E-4" table:formula="of:=[.DR3]" table:style-name="ce5">
            <text:p>0,000525</text:p>
          </table:table-cell>
          <table:table-cell office:value-type="float" office:value="5.2499999999999997E-4" table:formula="of:=[.DS3]" table:style-name="ce5">
            <text:p>0,000525</text:p>
          </table:table-cell>
          <table:table-cell office:value-type="float" office:value="5.2499999999999997E-4" table:formula="of:=[.DT3]" table:style-name="ce5">
            <text:p>0,000525</text:p>
          </table:table-cell>
          <table:table-cell office:value-type="float" office:value="5.2499999999999997E-4" table:formula="of:=[.DU3]" table:style-name="ce5">
            <text:p>0,000525</text:p>
          </table:table-cell>
          <table:table-cell office:value-type="float" office:value="5.2499999999999997E-4" table:formula="of:=[.DV3]" table:style-name="ce5">
            <text:p>0,000525</text:p>
          </table:table-cell>
          <table:table-cell office:value-type="float" office:value="5.2499999999999997E-4" table:formula="of:=[.DW3]" table:style-name="ce5">
            <text:p>0,000525</text:p>
          </table:table-cell>
          <table:table-cell office:value-type="float" office:value="5.2499999999999997E-4" table:formula="of:=[.DX3]" table:style-name="ce5">
            <text:p>0,000525</text:p>
          </table:table-cell>
          <table:table-cell office:value-type="float" office:value="5.2499999999999997E-4" table:formula="of:=[.DY3]" table:style-name="ce5">
            <text:p>0,000525</text:p>
          </table:table-cell>
          <table:table-cell office:value-type="float" office:value="5.2499999999999997E-4" table:formula="of:=[.DZ3]" table:style-name="ce5">
            <text:p>0,000525</text:p>
          </table:table-cell>
          <table:table-cell office:value-type="float" office:value="5.2499999999999997E-4" table:formula="of:=[.EA3]" table:style-name="ce5">
            <text:p>0,000525</text:p>
          </table:table-cell>
          <table:table-cell office:value-type="float" office:value="5.2499999999999997E-4" table:formula="of:=[.EB3]" table:style-name="ce5">
            <text:p>0,000525</text:p>
          </table:table-cell>
          <table:table-cell office:value-type="float" office:value="5.2499999999999997E-4" table:formula="of:=[.EC3]" table:style-name="ce5">
            <text:p>0,000525</text:p>
          </table:table-cell>
          <table:table-cell office:value-type="float" office:value="5.2499999999999997E-4" table:formula="of:=[.ED3]" table:style-name="ce5">
            <text:p>0,000525</text:p>
          </table:table-cell>
          <table:table-cell office:value-type="float" office:value="5.2499999999999997E-4" table:formula="of:=[.EE3]" table:style-name="ce5">
            <text:p>0,000525</text:p>
          </table:table-cell>
          <table:table-cell office:value-type="float" office:value="5.2499999999999997E-4" table:formula="of:=[.EF3]" table:style-name="ce5">
            <text:p>0,000525</text:p>
          </table:table-cell>
          <table:table-cell office:value-type="float" office:value="5.2499999999999997E-4" table:formula="of:=[.EG3]" table:style-name="ce5">
            <text:p>0,000525</text:p>
          </table:table-cell>
          <table:table-cell office:value-type="float" office:value="5.2499999999999997E-4" table:formula="of:=[.EH3]" table:style-name="ce5">
            <text:p>0,000525</text:p>
          </table:table-cell>
          <table:table-cell office:value-type="float" office:value="5.2499999999999997E-4" table:formula="of:=[.EI3]" table:style-name="ce5">
            <text:p>0,000525</text:p>
          </table:table-cell>
          <table:table-cell office:value-type="float" office:value="5.2499999999999997E-4" table:formula="of:=[.EJ3]" table:style-name="ce5">
            <text:p>0,000525</text:p>
          </table:table-cell>
          <table:table-cell office:value-type="float" office:value="5.2499999999999997E-4" table:formula="of:=[.EK3]" table:style-name="ce5">
            <text:p>0,000525</text:p>
          </table:table-cell>
          <table:table-cell office:value-type="float" office:value="5.2499999999999997E-4" table:formula="of:=[.EL3]" table:style-name="ce5">
            <text:p>0,000525</text:p>
          </table:table-cell>
          <table:table-cell office:value-type="float" office:value="5.2499999999999997E-4" table:formula="of:=[.EM3]" table:style-name="ce5">
            <text:p>0,000525</text:p>
          </table:table-cell>
          <table:table-cell office:value-type="float" office:value="5.2499999999999997E-4" table:formula="of:=[.EN3]" table:style-name="ce5">
            <text:p>0,000525</text:p>
          </table:table-cell>
          <table:table-cell office:value-type="float" office:value="5.2499999999999997E-4" table:formula="of:=[.EO3]" table:style-name="ce5">
            <text:p>0,000525</text:p>
          </table:table-cell>
          <table:table-cell office:value-type="float" office:value="5.2499999999999997E-4" table:formula="of:=[.EP3]" table:style-name="ce5">
            <text:p>0,000525</text:p>
          </table:table-cell>
          <table:table-cell office:value-type="float" office:value="5.2499999999999997E-4" table:formula="of:=[.EQ3]" table:style-name="ce5">
            <text:p>0,000525</text:p>
          </table:table-cell>
          <table:table-cell office:value-type="float" office:value="5.2499999999999997E-4" table:formula="of:=[.ER3]" table:style-name="ce5">
            <text:p>0,000525</text:p>
          </table:table-cell>
          <table:table-cell office:value-type="float" office:value="5.2499999999999997E-4" table:formula="of:=[.ES3]" table:style-name="ce5">
            <text:p>0,000525</text:p>
          </table:table-cell>
          <table:table-cell office:value-type="float" office:value="5.2499999999999997E-4" table:formula="of:=[.ET3]" table:style-name="ce5">
            <text:p>0,000525</text:p>
          </table:table-cell>
          <table:table-cell office:value-type="float" office:value="5.2499999999999997E-4" table:formula="of:=[.EU3]" table:style-name="ce5">
            <text:p>0,000525</text:p>
          </table:table-cell>
          <table:table-cell office:value-type="float" office:value="5.2499999999999997E-4" table:formula="of:=[.EV3]" table:style-name="ce5">
            <text:p>0,000525</text:p>
          </table:table-cell>
          <table:table-cell office:value-type="float" office:value="5.2499999999999997E-4" table:formula="of:=[.EW3]" table:style-name="ce5">
            <text:p>0,000525</text:p>
          </table:table-cell>
          <table:table-cell office:value-type="float" office:value="5.2499999999999997E-4" table:formula="of:=[.EX3]" table:style-name="ce5">
            <text:p>0,000525</text:p>
          </table:table-cell>
          <table:table-cell office:value-type="float" office:value="5.2499999999999997E-4" table:formula="of:=[.EY3]" table:style-name="ce5">
            <text:p>0,000525</text:p>
          </table:table-cell>
          <table:table-cell office:value-type="float" office:value="5.2499999999999997E-4" table:formula="of:=[.EZ3]" table:style-name="ce5">
            <text:p>0,000525</text:p>
          </table:table-cell>
          <table:table-cell office:value-type="float" office:value="5.2499999999999997E-4" table:formula="of:=[.FA3]" table:style-name="ce5">
            <text:p>0,000525</text:p>
          </table:table-cell>
          <table:table-cell office:value-type="float" office:value="5.2499999999999997E-4" table:formula="of:=[.FB3]" table:style-name="ce5">
            <text:p>0,000525</text:p>
          </table:table-cell>
          <table:table-cell office:value-type="float" office:value="5.2499999999999997E-4" table:formula="of:=[.FC3]" table:style-name="ce5">
            <text:p>0,000525</text:p>
          </table:table-cell>
          <table:table-cell office:value-type="float" office:value="5.2499999999999997E-4" table:formula="of:=[.FD3]" table:style-name="ce5">
            <text:p>0,000525</text:p>
          </table:table-cell>
          <table:table-cell office:value-type="float" office:value="5.2499999999999997E-4" table:formula="of:=[.FE3]" table:style-name="ce5">
            <text:p>0,000525</text:p>
          </table:table-cell>
          <table:table-cell office:value-type="float" office:value="5.2499999999999997E-4" table:formula="of:=[.FF3]" table:style-name="ce5">
            <text:p>0,000525</text:p>
          </table:table-cell>
          <table:table-cell office:value-type="float" office:value="5.2499999999999997E-4" table:formula="of:=[.FG3]" table:style-name="ce5">
            <text:p>0,000525</text:p>
          </table:table-cell>
          <table:table-cell office:value-type="float" office:value="5.2499999999999997E-4" table:formula="of:=[.FH3]" table:style-name="ce5">
            <text:p>0,000525</text:p>
          </table:table-cell>
          <table:table-cell office:value-type="float" office:value="5.2499999999999997E-4" table:formula="of:=[.FI3]" table:style-name="ce5">
            <text:p>0,000525</text:p>
          </table:table-cell>
          <table:table-cell office:value-type="float" office:value="5.2499999999999997E-4" table:formula="of:=[.FJ3]" table:style-name="ce5">
            <text:p>0,000525</text:p>
          </table:table-cell>
          <table:table-cell office:value-type="float" office:value="5.2499999999999997E-4" table:formula="of:=[.FK3]" table:style-name="ce5">
            <text:p>0,000525</text:p>
          </table:table-cell>
          <table:table-cell office:value-type="float" office:value="5.2499999999999997E-4" table:formula="of:=[.FL3]" table:style-name="ce5">
            <text:p>0,000525</text:p>
          </table:table-cell>
          <table:table-cell office:value-type="float" office:value="5.2499999999999997E-4" table:formula="of:=[.FM3]" table:style-name="ce5">
            <text:p>0,000525</text:p>
          </table:table-cell>
          <table:table-cell office:value-type="float" office:value="5.2499999999999997E-4" table:formula="of:=[.FN3]" table:style-name="ce5">
            <text:p>0,000525</text:p>
          </table:table-cell>
          <table:table-cell office:value-type="float" office:value="5.2499999999999997E-4" table:formula="of:=[.FO3]" table:style-name="ce5">
            <text:p>0,000525</text:p>
          </table:table-cell>
          <table:table-cell office:value-type="float" office:value="5.2499999999999997E-4" table:formula="of:=[.FP3]" table:style-name="ce5">
            <text:p>0,000525</text:p>
          </table:table-cell>
          <table:table-cell office:value-type="float" office:value="5.2499999999999997E-4" table:formula="of:=[.FQ3]" table:style-name="ce5">
            <text:p>0,000525</text:p>
          </table:table-cell>
          <table:table-cell office:value-type="float" office:value="5.2499999999999997E-4" table:formula="of:=[.FR3]" table:style-name="ce5">
            <text:p>0,000525</text:p>
          </table:table-cell>
          <table:table-cell office:value-type="float" office:value="5.2499999999999997E-4" table:formula="of:=[.FS3]" table:style-name="ce5">
            <text:p>0,000525</text:p>
          </table:table-cell>
          <table:table-cell office:value-type="float" office:value="5.2499999999999997E-4" table:formula="of:=[.FT3]" table:style-name="ce5">
            <text:p>0,000525</text:p>
          </table:table-cell>
          <table:table-cell office:value-type="float" office:value="5.2499999999999997E-4" table:formula="of:=[.FU3]" table:style-name="ce5">
            <text:p>0,000525</text:p>
          </table:table-cell>
          <table:table-cell office:value-type="float" office:value="5.2499999999999997E-4" table:formula="of:=[.FV3]" table:style-name="ce5">
            <text:p>0,000525</text:p>
          </table:table-cell>
          <table:table-cell office:value-type="float" office:value="5.2499999999999997E-4" table:formula="of:=[.FW3]" table:style-name="ce5">
            <text:p>0,000525</text:p>
          </table:table-cell>
          <table:table-cell office:value-type="float" office:value="5.2499999999999997E-4" table:formula="of:=[.FX3]" table:style-name="ce5">
            <text:p>0,000525</text:p>
          </table:table-cell>
          <table:table-cell office:value-type="float" office:value="5.2499999999999997E-4" table:formula="of:=[.FY3]" table:style-name="ce5">
            <text:p>0,000525</text:p>
          </table:table-cell>
          <table:table-cell office:value-type="float" office:value="5.2499999999999997E-4" table:formula="of:=[.FZ3]" table:style-name="ce5">
            <text:p>0,000525</text:p>
          </table:table-cell>
          <table:table-cell office:value-type="float" office:value="5.2499999999999997E-4" table:formula="of:=[.GA3]" table:style-name="ce5">
            <text:p>0,000525</text:p>
          </table:table-cell>
          <table:table-cell office:value-type="float" office:value="5.2499999999999997E-4" table:formula="of:=[.GB3]" table:style-name="ce5">
            <text:p>0,000525</text:p>
          </table:table-cell>
          <table:table-cell office:value-type="float" office:value="5.2499999999999997E-4" table:formula="of:=[.GC3]" table:style-name="ce5">
            <text:p>0,000525</text:p>
          </table:table-cell>
          <table:table-cell office:value-type="float" office:value="5.2499999999999997E-4" table:formula="of:=[.GD3]" table:style-name="ce5">
            <text:p>0,000525</text:p>
          </table:table-cell>
          <table:table-cell office:value-type="float" office:value="5.2499999999999997E-4" table:formula="of:=[.GE3]" table:style-name="ce5">
            <text:p>0,000525</text:p>
          </table:table-cell>
          <table:table-cell office:value-type="float" office:value="5.2499999999999997E-4" table:formula="of:=[.GF3]" table:style-name="ce5">
            <text:p>0,000525</text:p>
          </table:table-cell>
          <table:table-cell office:value-type="float" office:value="5.2499999999999997E-4" table:formula="of:=[.GG3]" table:style-name="ce5">
            <text:p>0,000525</text:p>
          </table:table-cell>
          <table:table-cell office:value-type="float" office:value="5.2499999999999997E-4" table:formula="of:=[.GH3]" table:style-name="ce5">
            <text:p>0,000525</text:p>
          </table:table-cell>
          <table:table-cell office:value-type="float" office:value="5.2499999999999997E-4" table:formula="of:=[.GI3]" table:style-name="ce5">
            <text:p>0,000525</text:p>
          </table:table-cell>
          <table:table-cell office:value-type="float" office:value="5.2499999999999997E-4" table:formula="of:=[.GJ3]" table:style-name="ce5">
            <text:p>0,000525</text:p>
          </table:table-cell>
          <table:table-cell office:value-type="float" office:value="5.2499999999999997E-4" table:formula="of:=[.GK3]" table:style-name="ce5">
            <text:p>0,000525</text:p>
          </table:table-cell>
          <table:table-cell office:value-type="float" office:value="5.2499999999999997E-4" table:formula="of:=[.GL3]" table:style-name="ce5">
            <text:p>0,000525</text:p>
          </table:table-cell>
          <table:table-cell office:value-type="float" office:value="5.2499999999999997E-4" table:formula="of:=[.GM3]" table:style-name="ce5">
            <text:p>0,000525</text:p>
          </table:table-cell>
          <table:table-cell office:value-type="float" office:value="5.2499999999999997E-4" table:formula="of:=[.GN3]" table:style-name="ce5">
            <text:p>0,000525</text:p>
          </table:table-cell>
          <table:table-cell office:value-type="float" office:value="5.2499999999999997E-4" table:formula="of:=[.GO3]" table:style-name="ce5">
            <text:p>0,000525</text:p>
          </table:table-cell>
          <table:table-cell office:value-type="float" office:value="5.2499999999999997E-4" table:formula="of:=[.GP3]" table:style-name="ce5">
            <text:p>0,000525</text:p>
          </table:table-cell>
          <table:table-cell office:value-type="float" office:value="5.2499999999999997E-4" table:formula="of:=[.GQ3]" table:style-name="ce5">
            <text:p>0,000525</text:p>
          </table:table-cell>
          <table:table-cell office:value-type="float" office:value="5.2499999999999997E-4" table:formula="of:=[.GR3]" table:style-name="ce5">
            <text:p>0,000525</text:p>
          </table:table-cell>
          <table:table-cell table:number-columns-repeated="16183"/>
        </table:table-row>
        <table:table-row table:style-name="ro1">
          <table:table-cell office:value-type="string" table:style-name="ce5">
            <text:p>x_PSU</text:p>
          </table:table-cell>
          <table:table-cell office:value-type="float" office:value="1100" table:style-name="ce5">
            <text:p>1100</text:p>
          </table:table-cell>
          <table:table-cell office:value-type="float" office:value="1057.6923076923076" table:formula="of:=[.B4]/1.04" table:style-name="ce5">
            <text:p>1057,692308</text:p>
          </table:table-cell>
          <table:table-cell office:value-type="float" office:value="1017.0118343195265" table:formula="of:=[.C4]/1.04" table:style-name="ce5">
            <text:p>1017,011834</text:p>
          </table:table-cell>
          <table:table-cell office:value-type="float" office:value="977.89599453800622" table:formula="of:=[.D4]/1.04" table:style-name="ce5">
            <text:p>977,8959945</text:p>
          </table:table-cell>
          <table:table-cell office:value-type="float" office:value="940.28461013269828" table:formula="of:=[.E4]/1.04" table:style-name="ce5">
            <text:p>940,2846101</text:p>
          </table:table-cell>
          <table:table-cell office:value-type="float" office:value="904.11981743528679" table:formula="of:=[.F4]/1.04" table:style-name="ce5">
            <text:p>904,1198174</text:p>
          </table:table-cell>
          <table:table-cell office:value-type="float" office:value="869.34597830316034" table:formula="of:=[.G4]/1.04" table:style-name="ce5">
            <text:p>869,3459783</text:p>
          </table:table-cell>
          <table:table-cell office:value-type="float" office:value="835.90959452226957" table:formula="of:=[.H4]/1.04" table:style-name="ce5">
            <text:p>835,9095945</text:p>
          </table:table-cell>
          <table:table-cell office:value-type="float" office:value="803.75922550218229" table:formula="of:=[.I4]/1.04" table:style-name="ce5">
            <text:p>803,7592255</text:p>
          </table:table-cell>
          <table:table-cell office:value-type="float" office:value="772.84540913671367" table:formula="of:=[.J4]/1.04" table:style-name="ce5">
            <text:p>772,8454091</text:p>
          </table:table-cell>
          <table:table-cell office:value-type="float" office:value="743.12058570837848" table:formula="of:=[.K4]/1.04" table:style-name="ce5">
            <text:p>743,1205857</text:p>
          </table:table-cell>
          <table:table-cell office:value-type="float" office:value="714.53902471959464" table:formula="of:=[.L4]/1.04" table:style-name="ce5">
            <text:p>714,5390247</text:p>
          </table:table-cell>
          <table:table-cell office:value-type="float" office:value="687.05675453807169" table:formula="of:=[.M4]/1.04" table:style-name="ce5">
            <text:p>687,0567545</text:p>
          </table:table-cell>
          <table:table-cell office:value-type="float" office:value="660.63149474814588" table:formula="of:=[.N4]/1.04" table:style-name="ce5">
            <text:p>660,6314947</text:p>
          </table:table-cell>
          <table:table-cell office:value-type="float" office:value="635.22259110398636" table:formula="of:=[.O4]/1.04" table:style-name="ce5">
            <text:p>635,2225911</text:p>
          </table:table-cell>
          <table:table-cell office:value-type="float" office:value="610.7909529846022" table:formula="of:=[.P4]/1.04" table:style-name="ce5">
            <text:p>610,790953</text:p>
          </table:table-cell>
          <table:table-cell office:value-type="float" office:value="587.29899325442523" table:formula="of:=[.Q4]/1.04" table:style-name="ce5">
            <text:p>587,2989933</text:p>
          </table:table-cell>
          <table:table-cell office:value-type="float" office:value="564.71057043694736" table:formula="of:=[.R4]/1.04" table:style-name="ce5">
            <text:p>564,7105704</text:p>
          </table:table-cell>
          <table:table-cell office:value-type="float" office:value="542.9909331124494" table:formula="of:=[.S4]/1.04" table:style-name="ce5">
            <text:p>542,9909331</text:p>
          </table:table-cell>
          <table:table-cell office:value-type="float" office:value="522.1066664542783" table:formula="of:=[.T4]/1.04" table:style-name="ce5">
            <text:p>522,1066665</text:p>
          </table:table-cell>
          <table:table-cell office:value-type="float" office:value="502.0256408214214" table:formula="of:=[.U4]/1.04" table:style-name="ce5">
            <text:p>502,0256408</text:p>
          </table:table-cell>
          <table:table-cell office:value-type="float" office:value="482.71696232828981" table:formula="of:=[.V4]/1.04" table:style-name="ce5">
            <text:p>482,7169623</text:p>
          </table:table-cell>
          <table:table-cell office:value-type="float" office:value="464.15092531566324" table:formula="of:=[.W4]/1.04" table:style-name="ce5">
            <text:p>464,1509253</text:p>
          </table:table-cell>
          <table:table-cell office:value-type="float" office:value="446.29896664967617" table:formula="of:=[.X4]/1.04" table:style-name="ce5">
            <text:p>446,2989666</text:p>
          </table:table-cell>
          <table:table-cell office:value-type="float" office:value="429.13362177853475" table:formula="of:=[.Y4]/1.04" table:style-name="ce5">
            <text:p>429,1336218</text:p>
          </table:table-cell>
          <table:table-cell office:value-type="float" office:value="412.62848247936034" table:formula="of:=[.Z4]/1.04" table:style-name="ce5">
            <text:p>412,6284825</text:p>
          </table:table-cell>
          <table:table-cell office:value-type="float" office:value="396.75815623015416" table:formula="of:=[.AA4]/1.04" table:style-name="ce5">
            <text:p>396,7581562</text:p>
          </table:table-cell>
          <table:table-cell office:value-type="float" office:value="381.49822714437897" table:formula="of:=[.AB4]/1.04" table:style-name="ce5">
            <text:p>381,4982271</text:p>
          </table:table-cell>
          <table:table-cell office:value-type="float" office:value="366.82521840805668" table:formula="of:=[.AC4]/1.04" table:style-name="ce5">
            <text:p>366,8252184</text:p>
          </table:table-cell>
          <table:table-cell office:value-type="float" office:value="352.71655616159296" table:formula="of:=[.AD4]/1.04" table:style-name="ce5">
            <text:p>352,7165562</text:p>
          </table:table-cell>
          <table:table-cell office:value-type="float" office:value="339.15053477076248" table:formula="of:=[.AE4]/1.04" table:style-name="ce5">
            <text:p>339,1505348</text:p>
          </table:table-cell>
          <table:table-cell office:value-type="float" office:value="326.10628343342546" table:formula="of:=[.AF4]/1.04" table:style-name="ce5">
            <text:p>326,1062834</text:p>
          </table:table-cell>
          <table:table-cell office:value-type="float" office:value="313.56373407060141" table:formula="of:=[.AG4]/1.04" table:style-name="ce5">
            <text:p>313,5637341</text:p>
          </table:table-cell>
          <table:table-cell office:value-type="float" office:value="301.50359045250133" table:formula="of:=[.AH4]/1.04" table:style-name="ce5">
            <text:p>301,5035905</text:p>
          </table:table-cell>
          <table:table-cell office:value-type="float" office:value="289.90729851202047" table:formula="of:=[.AI4]/1.04" table:style-name="ce5">
            <text:p>289,9072985</text:p>
          </table:table-cell>
          <table:table-cell office:value-type="float" office:value="278.7570178000197" table:formula="of:=[.AJ4]/1.04" table:style-name="ce5">
            <text:p>278,7570178</text:p>
          </table:table-cell>
          <table:table-cell office:value-type="float" office:value="268.03559403848044" table:formula="of:=[.AK4]/1.04" table:style-name="ce5">
            <text:p>268,035594</text:p>
          </table:table-cell>
          <table:table-cell office:value-type="float" office:value="257.72653272930813" table:formula="of:=[.AL4]/1.04" table:style-name="ce5">
            <text:p>257,7265327</text:p>
          </table:table-cell>
          <table:table-cell office:value-type="float" office:value="247.81397377818089" table:formula="of:=[.AM4]/1.04" table:style-name="ce5">
            <text:p>247,8139738</text:p>
          </table:table-cell>
          <table:table-cell office:value-type="float" office:value="238.2826670944047" table:formula="of:=[.AN4]/1.04" table:style-name="ce5">
            <text:p>238,2826671</text:p>
          </table:table-cell>
          <table:table-cell office:value-type="float" office:value="229.11794912923528" table:formula="of:=[.AO4]/1.04" table:style-name="ce5">
            <text:p>229,1179491</text:p>
          </table:table-cell>
          <table:table-cell office:value-type="float" office:value="220.30572031657238" table:formula="of:=[.AP4]/1.04" table:style-name="ce5">
            <text:p>220,3057203</text:p>
          </table:table-cell>
          <table:table-cell office:value-type="float" office:value="211.83242338131959" table:formula="of:=[.AQ4]/1.04" table:style-name="ce5">
            <text:p>211,8324234</text:p>
          </table:table-cell>
          <table:table-cell office:value-type="float" office:value="203.68502248203805" table:formula="of:=[.AR4]/1.04" table:style-name="ce5">
            <text:p>203,6850225</text:p>
          </table:table-cell>
          <table:table-cell office:value-type="float" office:value="195.85098315580581" table:formula="of:=[.AS4]/1.04" table:style-name="ce5">
            <text:p>195,8509832</text:p>
          </table:table-cell>
          <table:table-cell office:value-type="float" office:value="188.31825303442866" table:formula="of:=[.AT4]/1.04" table:style-name="ce5">
            <text:p>188,318253</text:p>
          </table:table-cell>
          <table:table-cell office:value-type="float" office:value="181.07524330233525" table:formula="of:=[.AU4]/1.04" table:style-name="ce5">
            <text:p>181,0752433</text:p>
          </table:table-cell>
          <table:table-cell office:value-type="float" office:value="174.11081086763005" table:formula="of:=[.AV4]/1.04" table:style-name="ce5">
            <text:p>174,1108109</text:p>
          </table:table-cell>
          <table:table-cell office:value-type="float" office:value="167.41424121887505" table:formula="of:=[.AW4]/1.04" table:style-name="ce5">
            <text:p>167,4142412</text:p>
          </table:table-cell>
          <table:table-cell office:value-type="float" office:value="160.97523194122601" table:formula="of:=[.AX4]/1.04" table:style-name="ce5">
            <text:p>160,9752319</text:p>
          </table:table-cell>
          <table:table-cell office:value-type="float" office:value="154.78387686656347" table:formula="of:=[.AY4]/1.04" table:style-name="ce5">
            <text:p>154,7838769</text:p>
          </table:table-cell>
          <table:table-cell office:value-type="float" office:value="148.8306508332341" table:formula="of:=[.AZ4]/1.04" table:style-name="ce5">
            <text:p>148,8306508</text:p>
          </table:table-cell>
          <table:table-cell office:value-type="float" office:value="143.10639503195586" table:formula="of:=[.BA4]/1.04" table:style-name="ce5">
            <text:p>143,106395</text:p>
          </table:table-cell>
          <table:table-cell office:value-type="float" office:value="137.60230291534216" table:formula="of:=[.BB4]/1.04" table:style-name="ce5">
            <text:p>137,6023029</text:p>
          </table:table-cell>
          <table:table-cell office:value-type="float" office:value="132.30990664936746" table:formula="of:=[.BC4]/1.04" table:style-name="ce5">
            <text:p>132,3099066</text:p>
          </table:table-cell>
          <table:table-cell office:value-type="float" office:value="127.22106408593025" table:formula="of:=[.BD4]/1.04" table:style-name="ce5">
            <text:p>127,2210641</text:p>
          </table:table-cell>
          <table:table-cell office:value-type="float" office:value="122.32794623647139" table:formula="of:=[.BE4]/1.04" table:style-name="ce5">
            <text:p>122,3279462</text:p>
          </table:table-cell>
          <table:table-cell office:value-type="float" office:value="117.62302522737633" table:formula="of:=[.BF4]/1.04" table:style-name="ce5">
            <text:p>117,6230252</text:p>
          </table:table-cell>
          <table:table-cell office:value-type="float" office:value="113.09906271863109" table:formula="of:=[.BG4]/1.04" table:style-name="ce5">
            <text:p>113,0990627</text:p>
          </table:table-cell>
          <table:table-cell office:value-type="float" office:value="108.7490987679145" table:formula="of:=[.BH4]/1.04" table:style-name="ce5">
            <text:p>108,7490988</text:p>
          </table:table-cell>
          <table:table-cell office:value-type="float" office:value="104.56644112299472" table:formula="of:=[.BI4]/1.04" table:style-name="ce5">
            <text:p>104,5664411</text:p>
          </table:table-cell>
          <table:table-cell office:value-type="float" office:value="100.54465492595645" table:formula="of:=[.BJ4]/1.04" table:style-name="ce5">
            <text:p>100,5446549</text:p>
          </table:table-cell>
          <table:table-cell office:value-type="float" office:value="96.677552813419666" table:formula="of:=[.BK4]/1.04" table:style-name="ce5">
            <text:p>96,67755281</text:p>
          </table:table-cell>
          <table:table-cell office:value-type="float" office:value="92.959185397518908" table:formula="of:=[.BL4]/1.04" table:style-name="ce5">
            <text:p>92,9591854</text:p>
          </table:table-cell>
          <table:table-cell office:value-type="float" office:value="89.383832112998945" table:formula="of:=[.BM4]/1.04" table:style-name="ce5">
            <text:p>89,38383211</text:p>
          </table:table-cell>
          <table:table-cell office:value-type="float" office:value="85.945992416345135" table:formula="of:=[.BN4]/1.04" table:style-name="ce5">
            <text:p>85,94599242</text:p>
          </table:table-cell>
          <table:table-cell office:value-type="float" office:value="82.640377323408785" table:formula="of:=[.BO4]/1.04" table:style-name="ce5">
            <text:p>82,64037732</text:p>
          </table:table-cell>
          <table:table-cell office:value-type="float" office:value="79.461901272508442" table:formula="of:=[.BP4]/1.04" table:style-name="ce5">
            <text:p>79,46190127</text:p>
          </table:table-cell>
          <table:table-cell office:value-type="float" office:value="76.405674300488883" table:formula="of:=[.BQ4]/1.04" table:style-name="ce5">
            <text:p>76,4056743</text:p>
          </table:table-cell>
          <table:table-cell office:value-type="float" office:value="73.466994519700847" table:formula="of:=[.BR4]/1.04" table:style-name="ce5">
            <text:p>73,46699452</text:p>
          </table:table-cell>
          <table:table-cell office:value-type="float" office:value="70.641340884327732" table:formula="of:=[.BS4]/1.04" table:style-name="ce5">
            <text:p>70,64134088</text:p>
          </table:table-cell>
          <table:table-cell office:value-type="float" office:value="67.924366234930503" table:formula="of:=[.BT4]/1.04" table:style-name="ce5">
            <text:p>67,92436623</text:p>
          </table:table-cell>
          <table:table-cell office:value-type="float" office:value="65.31189061051009" table:formula="of:=[.BU4]/1.04" table:style-name="ce5">
            <text:p>65,31189061</text:p>
          </table:table-cell>
          <table:table-cell office:value-type="float" office:value="62.799894817798162" table:formula="of:=[.BV4]/1.04" table:style-name="ce5">
            <text:p>62,79989482</text:p>
          </table:table-cell>
          <table:table-cell office:value-type="float" office:value="60.384514247882848" table:formula="of:=[.BW4]/1.04" table:style-name="ce5">
            <text:p>60,38451425</text:p>
          </table:table-cell>
          <table:table-cell office:value-type="float" office:value="58.062032930656585" table:formula="of:=[.BX4]/1.04" table:style-name="ce5">
            <text:p>58,06203293</text:p>
          </table:table-cell>
          <table:table-cell office:value-type="float" office:value="55.828877817939023" table:formula="of:=[.BY4]/1.04" table:style-name="ce5">
            <text:p>55,82887782</text:p>
          </table:table-cell>
          <table:table-cell office:value-type="float" office:value="53.681613286479831" table:formula="of:=[.BZ4]/1.04" table:style-name="ce5">
            <text:p>53,68161329</text:p>
          </table:table-cell>
          <table:table-cell office:value-type="float" office:value="51.616935852384451" table:formula="of:=[.CA4]/1.04" table:style-name="ce5">
            <text:p>51,61693585</text:p>
          </table:table-cell>
          <table:table-cell office:value-type="float" office:value="49.631669088831202" table:formula="of:=[.CB4]/1.04" table:style-name="ce5">
            <text:p>49,63166909</text:p>
          </table:table-cell>
          <table:table-cell office:value-type="float" office:value="47.722758739260769" table:formula="of:=[.CC4]/1.04" table:style-name="ce5">
            <text:p>47,72275874</text:p>
          </table:table-cell>
          <table:table-cell office:value-type="float" office:value="45.887268018519968" table:formula="of:=[.CD4]/1.04" table:style-name="ce5">
            <text:p>45,88726802</text:p>
          </table:table-cell>
          <table:table-cell office:value-type="float" office:value="44.12237309473074" table:formula="of:=[.CE4]/1.04" table:style-name="ce5">
            <text:p>44,12237309</text:p>
          </table:table-cell>
          <table:table-cell office:value-type="float" office:value="42.425358744933405" table:formula="of:=[.CF4]/1.04" table:style-name="ce5">
            <text:p>42,42535874</text:p>
          </table:table-cell>
          <table:table-cell office:value-type="float" office:value="40.793614177820579" table:formula="of:=[.CG4]/1.04" table:style-name="ce5">
            <text:p>40,79361418</text:p>
          </table:table-cell>
          <table:table-cell office:value-type="float" office:value="39.224629017135172" table:formula="of:=[.CH4]/1.04" table:style-name="ce5">
            <text:p>39,22462902</text:p>
          </table:table-cell>
          <table:table-cell office:value-type="float" office:value="37.715989439553049" table:formula="of:=[.CI4]/1.04" table:style-name="ce5">
            <text:p>37,71598944</text:p>
          </table:table-cell>
          <table:table-cell office:value-type="float" office:value="36.265374461108699" table:formula="of:=[.CJ4]/1.04" table:style-name="ce5">
            <text:p>36,26537446</text:p>
          </table:table-cell>
          <table:table-cell office:value-type="float" office:value="34.870552366450674" table:formula="of:=[.CK4]/1.04" table:style-name="ce5">
            <text:p>34,87055237</text:p>
          </table:table-cell>
          <table:table-cell office:value-type="float" office:value="33.52937727543334" table:formula="of:=[.CL4]/1.04" table:style-name="ce5">
            <text:p>33,52937728</text:p>
          </table:table-cell>
          <table:table-cell office:value-type="float" office:value="32.239785841762824" table:formula="of:=[.CM4]/1.04" table:style-name="ce5">
            <text:p>32,23978584</text:p>
          </table:table-cell>
          <table:table-cell office:value-type="float" office:value="30.999794078618098" table:formula="of:=[.CN4]/1.04" table:style-name="ce5">
            <text:p>30,99979408</text:p>
          </table:table-cell>
          <table:table-cell office:value-type="float" office:value="29.807494306363555" table:formula="of:=[.CO4]/1.04" table:style-name="ce5">
            <text:p>29,80749431</text:p>
          </table:table-cell>
          <table:table-cell office:value-type="float" office:value="28.661052217657264" table:formula="of:=[.CP4]/1.04" table:style-name="ce5">
            <text:p>28,66105222</text:p>
          </table:table-cell>
          <table:table-cell office:value-type="float" office:value="27.558704055439676" table:formula="of:=[.CQ4]/1.04" table:style-name="ce5">
            <text:p>27,55870406</text:p>
          </table:table-cell>
          <table:table-cell office:value-type="float" office:value="26.498753899461228" table:formula="of:=[.CR4]/1.04" table:style-name="ce5">
            <text:p>26,4987539</text:p>
          </table:table-cell>
          <table:table-cell office:value-type="float" office:value="25.479571057174258" table:formula="of:=[.CS4]/1.04" table:style-name="ce5">
            <text:p>25,47957106</text:p>
          </table:table-cell>
          <table:table-cell office:value-type="float" office:value="24.499587554975246" table:formula="of:=[.CT4]/1.04" table:style-name="ce5">
            <text:p>24,49958755</text:p>
          </table:table-cell>
          <table:table-cell office:value-type="float" office:value="23.557295725937735" table:formula="of:=[.CU4]/1.04" table:style-name="ce5">
            <text:p>23,55729573</text:p>
          </table:table-cell>
          <table:table-cell office:value-type="float" office:value="22.651245890324745" table:formula="of:=[.CV4]/1.04" table:style-name="ce5">
            <text:p>22,65124589</text:p>
          </table:table-cell>
          <table:table-cell office:value-type="float" office:value="21.780044125312255" table:formula="of:=[.CW4]/1.04" table:style-name="ce5">
            <text:p>21,78004413</text:p>
          </table:table-cell>
          <table:table-cell office:value-type="float" office:value="20.942350120492552" table:formula="of:=[.CX4]/1.04" table:style-name="ce5">
            <text:p>20,94235012</text:p>
          </table:table-cell>
          <table:table-cell office:value-type="float" office:value="20.136875115858224" table:formula="of:=[.CY4]/1.04" table:style-name="ce5">
            <text:p>20,13687512</text:p>
          </table:table-cell>
          <table:table-cell office:value-type="float" office:value="19.362379919094447" table:formula="of:=[.CZ4]/1.04" table:style-name="ce5">
            <text:p>19,36237992</text:p>
          </table:table-cell>
          <table:table-cell office:value-type="float" office:value="18.617672999129276" table:formula="of:=[.DA4]/1.04" table:style-name="ce5">
            <text:p>18,617673</text:p>
          </table:table-cell>
          <table:table-cell office:value-type="float" office:value="17.901608653008918" table:formula="of:=[.DB4]/1.04" table:style-name="ce5">
            <text:p>17,90160865</text:p>
          </table:table-cell>
          <table:table-cell office:value-type="float" office:value="17.213085243277806" table:formula="of:=[.DC4]/1.04" table:style-name="ce5">
            <text:p>17,21308524</text:p>
          </table:table-cell>
          <table:table-cell office:value-type="float" office:value="16.551043503151735" table:formula="of:=[.DD4]/1.04" table:style-name="ce5">
            <text:p>16,5510435</text:p>
          </table:table-cell>
          <table:table-cell office:value-type="float" office:value="15.914464906876669" table:formula="of:=[.DE4]/1.04" table:style-name="ce5">
            <text:p>15,91446491</text:p>
          </table:table-cell>
          <table:table-cell office:value-type="float" office:value="15.302370102766027" table:formula="of:=[.DF4]/1.04" table:style-name="ce5">
            <text:p>15,3023701</text:p>
          </table:table-cell>
          <table:table-cell office:value-type="float" office:value="14.713817406505795" table:formula="of:=[.DG4]/1.04" table:style-name="ce5">
            <text:p>14,71381741</text:p>
          </table:table-cell>
          <table:table-cell office:value-type="float" office:value="14.147901352409418" table:formula="of:=[.DH4]/1.04" table:style-name="ce5">
            <text:p>14,14790135</text:p>
          </table:table-cell>
          <table:table-cell office:value-type="float" office:value="13.603751300393672" table:formula="of:=[.DI4]/1.04" table:style-name="ce5">
            <text:p>13,6037513</text:p>
          </table:table-cell>
          <table:table-cell office:value-type="float" office:value="13.080530096532376" table:formula="of:=[.DJ4]/1.04" table:style-name="ce5">
            <text:p>13,0805301</text:p>
          </table:table-cell>
          <table:table-cell office:value-type="float" office:value="12.577432785127284" table:formula="of:=[.DK4]/1.04" table:style-name="ce5">
            <text:p>12,57743279</text:p>
          </table:table-cell>
          <table:table-cell office:value-type="float" office:value="12.093685370314695" table:formula="of:=[.DL4]/1.04" table:style-name="ce5">
            <text:p>12,09368537</text:p>
          </table:table-cell>
          <table:table-cell office:value-type="float" office:value="11.628543625302591" table:formula="of:=[.DM4]/1.04" table:style-name="ce5">
            <text:p>11,62854363</text:p>
          </table:table-cell>
          <table:table-cell office:value-type="float" office:value="11.181291947406336" table:formula="of:=[.DN4]/1.04" table:style-name="ce5">
            <text:p>11,18129195</text:p>
          </table:table-cell>
          <table:table-cell office:value-type="float" office:value="10.751242257121477" table:formula="of:=[.DO4]/1.04" table:style-name="ce5">
            <text:p>10,75124226</text:p>
          </table:table-cell>
          <table:table-cell office:value-type="float" office:value="10.337732939539881" table:formula="of:=[.DP4]/1.04" table:style-name="ce5">
            <text:p>10,33773294</text:p>
          </table:table-cell>
          <table:table-cell office:value-type="float" office:value="9.940127826480655" table:formula="of:=[.DQ4]/1.04" table:style-name="ce5">
            <text:p>9,940127826</text:p>
          </table:table-cell>
          <table:table-cell office:value-type="float" office:value="9.5578152177698605" table:formula="of:=[.DR4]/1.04" table:style-name="ce5">
            <text:p>9,557815218</text:p>
          </table:table-cell>
          <table:table-cell office:value-type="float" office:value="9.1902069401633266" table:formula="of:=[.DS4]/1.04" table:style-name="ce5">
            <text:p>9,19020694</text:p>
          </table:table-cell>
          <table:table-cell office:value-type="float" office:value="8.8367374424647362" table:formula="of:=[.DT4]/1.04" table:style-name="ce5">
            <text:p>8,836737442</text:p>
          </table:table-cell>
          <table:table-cell office:value-type="float" office:value="8.4968629254468606" table:formula="of:=[.DU4]/1.04" table:style-name="ce5">
            <text:p>8,496862925</text:p>
          </table:table-cell>
          <table:table-cell office:value-type="float" office:value="8.170060505237366" table:formula="of:=[.DV4]/1.04" table:style-name="ce5">
            <text:p>8,170060505</text:p>
          </table:table-cell>
          <table:table-cell office:value-type="float" office:value="7.8558274088820825" table:formula="of:=[.DW4]/1.04" table:style-name="ce5">
            <text:p>7,855827409</text:p>
          </table:table-cell>
          <table:table-cell office:value-type="float" office:value="7.5536802008481558" table:formula="of:=[.DX4]/1.04" table:style-name="ce5">
            <text:p>7,553680201</text:p>
          </table:table-cell>
          <table:table-cell office:value-type="float" office:value="7.2631540392770724" table:formula="of:=[.DY4]/1.04" table:style-name="ce5">
            <text:p>7,263154039</text:p>
          </table:table-cell>
          <table:table-cell office:value-type="float" office:value="6.9838019608433388" table:formula="of:=[.DZ4]/1.04" table:style-name="ce5">
            <text:p>6,983801961</text:p>
          </table:table-cell>
          <table:table-cell office:value-type="float" office:value="6.7151941931185952" table:formula="of:=[.EA4]/1.04" table:style-name="ce5">
            <text:p>6,715194193</text:p>
          </table:table-cell>
          <table:table-cell office:value-type="float" office:value="6.4569174933832647" table:formula="of:=[.EB4]/1.04" table:style-name="ce5">
            <text:p>6,456917493</text:p>
          </table:table-cell>
          <table:table-cell office:value-type="float" office:value="6.2085745128685232" table:formula="of:=[.EC4]/1.04" table:style-name="ce5">
            <text:p>6,208574513</text:p>
          </table:table-cell>
          <table:table-cell office:value-type="float" office:value="5.9697831854505026" table:formula="of:=[.ED4]/1.04" table:style-name="ce5">
            <text:p>5,969783185</text:p>
          </table:table-cell>
          <table:table-cell office:value-type="float" office:value="5.7401761398562519" table:formula="of:=[.EE4]/1.04" table:style-name="ce5">
            <text:p>5,74017614</text:p>
          </table:table-cell>
          <table:table-cell office:value-type="float" office:value="5.5194001344771655" table:formula="of:=[.EF4]/1.04" table:style-name="ce5">
            <text:p>5,519400134</text:p>
          </table:table-cell>
          <table:table-cell office:value-type="float" office:value="5.3071155139203512" table:formula="of:=[.EG4]/1.04" table:style-name="ce5">
            <text:p>5,307115514</text:p>
          </table:table-cell>
          <table:table-cell office:value-type="float" office:value="5.1029956864618757" table:formula="of:=[.EH4]/1.04" table:style-name="ce5">
            <text:p>5,102995686</text:p>
          </table:table-cell>
          <table:table-cell office:value-type="float" office:value="4.906726621597957" table:formula="of:=[.EI4]/1.04" table:style-name="ce5">
            <text:p>4,906726622</text:p>
          </table:table-cell>
          <table:table-cell office:value-type="float" office:value="4.7180063669211121" table:formula="of:=[.EJ4]/1.04" table:style-name="ce5">
            <text:p>4,718006367</text:p>
          </table:table-cell>
          <table:table-cell office:value-type="float" office:value="4.5365445835779923" table:formula="of:=[.EK4]/1.04" table:style-name="ce5">
            <text:p>4,536544584</text:p>
          </table:table-cell>
          <table:table-cell office:value-type="float" office:value="4.3620620995942234" table:formula="of:=[.EL4]/1.04" table:style-name="ce5">
            <text:p>4,3620621</text:p>
          </table:table-cell>
          <table:table-cell office:value-type="float" office:value="4.1942904803790606" table:formula="of:=[.EM4]/1.04" table:style-name="ce5">
            <text:p>4,19429048</text:p>
          </table:table-cell>
          <table:table-cell office:value-type="float" office:value="4.0329716157490969" table:formula="of:=[.EN4]/1.04" table:style-name="ce5">
            <text:p>4,032971616</text:p>
          </table:table-cell>
          <table:table-cell office:value-type="float" office:value="3.8778573228356699" table:formula="of:=[.EO4]/1.04" table:style-name="ce5">
            <text:p>3,877857323</text:p>
          </table:table-cell>
          <table:table-cell office:value-type="float" office:value="3.728708964265067" table:formula="of:=[.EP4]/1.04" table:style-name="ce5">
            <text:p>3,728708964</text:p>
          </table:table-cell>
          <table:table-cell office:value-type="float" office:value="3.5852970810241027" table:formula="of:=[.EQ4]/1.04" table:style-name="ce5">
            <text:p>3,585297081</text:p>
          </table:table-cell>
          <table:table-cell office:value-type="float" office:value="3.4474010394462526" table:formula="of:=[.ER4]/1.04" table:style-name="ce5">
            <text:p>3,447401039</text:p>
          </table:table-cell>
          <table:table-cell office:value-type="float" office:value="3.3148086917752426" table:formula="of:=[.ES4]/1.04" table:style-name="ce5">
            <text:p>3,314808692</text:p>
          </table:table-cell>
          <table:table-cell office:value-type="float" office:value="3.1873160497838868" table:formula="of:=[.ET4]/1.04" table:style-name="ce5">
            <text:p>3,18731605</text:p>
          </table:table-cell>
          <table:table-cell office:value-type="float" office:value="3.0647269709460447" table:formula="of:=[.EU4]/1.04" table:style-name="ce5">
            <text:p>3,064726971</text:p>
          </table:table-cell>
          <table:table-cell office:value-type="float" office:value="2.946852856678889" table:formula="of:=[.EV4]/1.04" table:style-name="ce5">
            <text:p>2,946852857</text:p>
          </table:table-cell>
          <table:table-cell office:value-type="float" office:value="2.8335123621912395" table:formula="of:=[.EW4]/1.04" table:style-name="ce5">
            <text:p>2,833512362</text:p>
          </table:table-cell>
          <table:table-cell office:value-type="float" office:value="2.7245311174915763" table:formula="of:=[.EX4]/1.04" table:style-name="ce5">
            <text:p>2,724531117</text:p>
          </table:table-cell>
          <table:table-cell office:value-type="float" office:value="2.6197414591265153" table:formula="of:=[.EY4]/1.04" table:style-name="ce5">
            <text:p>2,619741459</text:p>
          </table:table-cell>
          <table:table-cell office:value-type="float" office:value="2.5189821722370338" table:formula="of:=[.EZ4]/1.04" table:style-name="ce5">
            <text:p>2,518982172</text:p>
          </table:table-cell>
          <table:table-cell office:value-type="float" office:value="2.4220982425356095" table:formula="of:=[.FA4]/1.04" table:style-name="ce5">
            <text:p>2,422098243</text:p>
          </table:table-cell>
          <table:table-cell office:value-type="float" office:value="2.3289406178227012" table:formula="of:=[.FB4]/1.04" table:style-name="ce5">
            <text:p>2,328940618</text:p>
          </table:table-cell>
          <table:table-cell office:value-type="float" office:value="2.2393659786756741" table:formula="of:=[.FC4]/1.04" table:style-name="ce5">
            <text:p>2,239365979</text:p>
          </table:table-cell>
          <table:table-cell office:value-type="float" office:value="2.1532365179573789" table:formula="of:=[.FD4]/1.04" table:style-name="ce5">
            <text:p>2,153236518</text:p>
          </table:table-cell>
          <table:table-cell office:value-type="float" office:value="2.070419728805172" table:formula="of:=[.FE4]/1.04" table:style-name="ce5">
            <text:p>2,070419729</text:p>
          </table:table-cell>
          <table:table-cell office:value-type="float" office:value="1.9907882007742037" table:formula="of:=[.FF4]/1.04" table:style-name="ce5">
            <text:p>1,990788201</text:p>
          </table:table-cell>
          <table:table-cell office:value-type="float" office:value="1.9142194238213497" table:formula="of:=[.FG4]/1.04" table:style-name="ce5">
            <text:p>1,914219424</text:p>
          </table:table-cell>
          <table:table-cell office:value-type="float" office:value="1.8405955998282209" table:formula="of:=[.FH4]/1.04" table:style-name="ce5">
            <text:p>1,8405956</text:p>
          </table:table-cell>
          <table:table-cell office:value-type="float" office:value="1.7698034613732891" table:formula="of:=[.FI4]/1.04" table:style-name="ce5">
            <text:p>1,769803461</text:p>
          </table:table-cell>
          <table:table-cell office:value-type="float" office:value="1.7017340974743165" table:formula="of:=[.FJ4]/1.04" table:style-name="ce5">
            <text:p>1,701734097</text:p>
          </table:table-cell>
          <table:table-cell office:value-type="float" office:value="1.6362827860329965" table:formula="of:=[.FK4]/1.04" table:style-name="ce5">
            <text:p>1,636282786</text:p>
          </table:table-cell>
          <table:table-cell office:value-type="float" office:value="1.573348832724035" table:formula="of:=[.FL4]/1.04" table:style-name="ce5">
            <text:p>1,573348833</text:p>
          </table:table-cell>
          <table:table-cell office:value-type="float" office:value="1.5128354160808029" table:formula="of:=[.FM4]/1.04" table:style-name="ce5">
            <text:p>1,512835416</text:p>
          </table:table-cell>
          <table:table-cell office:value-type="float" office:value="1.4546494385392335" table:formula="of:=[.FN4]/1.04" table:style-name="ce5">
            <text:p>1,454649439</text:p>
          </table:table-cell>
          <table:table-cell office:value-type="float" office:value="1.3987013832108013" table:formula="of:=[.FO4]/1.04" table:style-name="ce5">
            <text:p>1,398701383</text:p>
          </table:table-cell>
          <table:table-cell office:value-type="float" office:value="1.3449051761642319" table:formula="of:=[.FP4]/1.04" table:style-name="ce5">
            <text:p>1,344905176</text:p>
          </table:table-cell>
          <table:table-cell office:value-type="float" office:value="1.2931780540040692" table:formula="of:=[.FQ4]/1.04" table:style-name="ce5">
            <text:p>1,293178054</text:p>
          </table:table-cell>
          <table:table-cell office:value-type="float" office:value="1.2434404365423741" table:formula="of:=[.FR4]/1.04" table:style-name="ce5">
            <text:p>1,243440437</text:p>
          </table:table-cell>
          <table:table-cell office:value-type="float" office:value="1.1956158043676675" table:formula="of:=[.FS4]/1.04" table:style-name="ce5">
            <text:p>1,195615804</text:p>
          </table:table-cell>
          <table:table-cell office:value-type="float" office:value="1.1496305811227572" table:formula="of:=[.FT4]/1.04" table:style-name="ce5">
            <text:p>1,149630581</text:p>
          </table:table-cell>
          <table:table-cell office:value-type="float" office:value="1.1054140203103433" table:formula="of:=[.FU4]/1.04" table:style-name="ce5">
            <text:p>1,10541402</text:p>
          </table:table-cell>
          <table:table-cell office:value-type="float" office:value="1.0628980964522532" table:formula="of:=[.FV4]/1.04" table:style-name="ce5">
            <text:p>1,062898096</text:p>
          </table:table-cell>
          <table:table-cell office:value-type="float" office:value="1.0220174004348588" table:formula="of:=[.FW4]/1.04" table:style-name="ce5">
            <text:p>1,0220174</text:p>
          </table:table-cell>
          <table:table-cell office:value-type="float" office:value="0.98270903887967187" table:formula="of:=[.FX4]/1.04" table:style-name="ce5">
            <text:p>0,982709039</text:p>
          </table:table-cell>
          <table:table-cell office:value-type="float" office:value="0.94491253738429981" table:formula="of:=[.FY4]/1.04" table:style-name="ce5">
            <text:p>0,944912537</text:p>
          </table:table-cell>
          <table:table-cell office:value-type="float" office:value="0.9085697474849036" table:formula="of:=[.FZ4]/1.04" table:style-name="ce5">
            <text:p>0,908569747</text:p>
          </table:table-cell>
          <table:table-cell office:value-type="float" office:value="0.87362475719702271" table:formula="of:=[.GA4]/1.04" table:style-name="ce5">
            <text:p>0,873624757</text:p>
          </table:table-cell>
          <table:table-cell office:value-type="float" office:value="0.84002380499713714" table:formula="of:=[.GB4]/1.04" table:style-name="ce5">
            <text:p>0,840023805</text:p>
          </table:table-cell>
          <table:table-cell office:value-type="float" office:value="0.80771519711263184" table:formula="of:=[.GC4]/1.04" table:style-name="ce5">
            <text:p>0,807715197</text:p>
          </table:table-cell>
          <table:table-cell office:value-type="float" office:value="0.77664922799291525" table:formula="of:=[.GD4]/1.04" table:style-name="ce5">
            <text:p>0,776649228</text:p>
          </table:table-cell>
          <table:table-cell office:value-type="float" office:value="0.74677810383934151" table:formula="of:=[.GE4]/1.04" table:style-name="ce5">
            <text:p>0,746778104</text:p>
          </table:table-cell>
          <table:table-cell office:value-type="float" office:value="0.71805586907628993" table:formula="of:=[.GF4]/1.04" table:style-name="ce5">
            <text:p>0,718055869</text:p>
          </table:table-cell>
          <table:table-cell office:value-type="float" office:value="0.69043833565027879" table:formula="of:=[.GG4]/1.04" table:style-name="ce5">
            <text:p>0,690438336</text:p>
          </table:table-cell>
          <table:table-cell office:value-type="float" office:value="0.66388301504834502" table:formula="of:=[.GH4]/1.04" table:style-name="ce5">
            <text:p>0,663883015</text:p>
          </table:table-cell>
          <table:table-cell office:value-type="float" office:value="0.638349052931101" table:formula="of:=[.GI4]/1.04" table:style-name="ce5">
            <text:p>0,638349053</text:p>
          </table:table-cell>
          <table:table-cell office:value-type="float" office:value="0.61379716627990477" table:formula="of:=[.GJ4]/1.04" table:style-name="ce5">
            <text:p>0,613797166</text:p>
          </table:table-cell>
          <table:table-cell office:value-type="float" office:value="0.59018958296144686" table:formula="of:=[.GK4]/1.04" table:style-name="ce5">
            <text:p>0,590189583</text:p>
          </table:table-cell>
          <table:table-cell office:value-type="float" office:value="0.56748998361677583" table:formula="of:=[.GL4]/1.04" table:style-name="ce5">
            <text:p>0,567489984</text:p>
          </table:table-cell>
          <table:table-cell office:value-type="float" office:value="0.5456634457853613" table:formula="of:=[.GM4]/1.04" table:style-name="ce5">
            <text:p>0,545663446</text:p>
          </table:table-cell>
          <table:table-cell office:value-type="float" office:value="0.52467639017823198" table:formula="of:=[.GN4]/1.04" table:style-name="ce5">
            <text:p>0,52467639</text:p>
          </table:table-cell>
          <table:table-cell office:value-type="float" office:value="0.50449652901753073" table:formula="of:=[.GO4]/1.04" table:style-name="ce5">
            <text:p>0,504496529</text:p>
          </table:table-cell>
          <table:table-cell office:value-type="float" office:value="0.48509281636301027" table:formula="of:=[.GP4]/1.04" table:style-name="ce5">
            <text:p>0,485092816</text:p>
          </table:table-cell>
          <table:table-cell office:value-type="float" office:value="0.46643540034904835" table:formula="of:=[.GQ4]/1.04" table:style-name="ce5">
            <text:p>0,4664354</text:p>
          </table:table-cell>
          <table:table-cell office:value-type="float" office:value="0.44849557725870032" table:formula="of:=[.GR4]/1.04" table:style-name="ce5">
            <text:p>0,448495577</text:p>
          </table:table-cell>
          <table:table-cell table:number-columns-repeated="16183"/>
        </table:table-row>
        <table:table-row table:style-name="ro1">
          <table:table-cell table:style-name="ce10"/>
          <table:table-cell table:number-columns-repeated="40" table:style-name="ce7"/>
          <table:table-cell table:number-columns-repeated="23" table:style-name="ce4"/>
          <table:table-cell table:number-columns-repeated="16320" table:style-name="ce1"/>
        </table:table-row>
        <table:table-row table:number-rows-repeated="1048571" table:style-name="ro2">
          <table:table-cell table:number-columns-repeated="16384"/>
        </table:table-row>
      </table:table>
      <table:table table:name="x" table:style-name="ta2">
        <table:table-column table:style-name="co14" table:number-columns-repeated="2" table:default-cell-style-name="ce1"/>
        <table:table-column table:style-name="co5" table:number-columns-repeated="16382" table:default-cell-style-name="ce1"/>
        <table:table-row table:style-name="ro1">
          <table:table-cell table:style-name="ce1"/>
          <table:table-cell office:value-type="string" table:style-name="ce5">
            <text:p>functions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x(t)</text:p>
          </table:table-cell>
          <table:table-cell office:value-type="string" table:style-name="ce5">
            <text:p>xt &lt;-function(t) c(5*sin(t + sin(2*t)) + 6,0.000525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x/dt</text:p>
          </table:table-cell>
          <table:table-cell office:value-type="string" table:style-name="ce5">
            <text:p>dxdt &lt;- function(t) 5*c(cos(t + sin(2*t)) + 2*cos(2*t)*cos(t + sin(2*t)),0)</text:p>
          </table:table-cell>
          <table:table-cell table:number-columns-repeated="16382"/>
        </table:table-row>
        <table:table-row table:number-rows-repeated="1048573" table:style-name="ro1">
          <table:table-cell table:number-columns-repeated="16384"/>
        </table:table-row>
      </table:table>
      <table:table table:name="q" table:style-name="ta2">
        <table:table-column table:style-name="co14" table:number-columns-repeated="9" table:default-cell-style-name="ce1"/>
        <table:table-column table:style-name="co5" table:number-columns-repeated="16375" table:default-cell-style-name="ce1"/>
        <table:table-row table:style-name="ro1">
          <table:table-cell table:style-name="ce5"/>
          <table:table-cell office:value-type="string" table:style-name="ce5">
            <text:p>Carbon met.</text:p>
          </table:table-cell>
          <table:table-cell office:value-type="string" table:style-name="ce5">
            <text:p>PSII</text:p>
          </table:table-cell>
          <table:table-cell office:value-type="string" table:style-name="ce5">
            <text:p>PSI</text:p>
          </table:table-cell>
          <table:table-cell office:value-type="string" table:style-name="ce5">
            <text:p>Cyt6bf</text:p>
          </table:table-cell>
          <table:table-cell office:value-type="string" table:style-name="ce5">
            <text:p>ATPase</text:p>
          </table:table-cell>
          <table:table-cell office:value-type="string" table:style-name="ce5">
            <text:p>Rubisco</text:p>
          </table:table-cell>
          <table:table-cell office:value-type="string" table:style-name="ce5">
            <text:p>AA_s</text:p>
          </table:table-cell>
          <table:table-cell office:value-type="string" table:style-name="ce5">
            <text:p>Ribosome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q0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5">
            <text:p>9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qT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9" table:style-name="ce5">
            <text:p>9</text:p>
          </table:table-cell>
          <table:table-cell office:value-type="float" office:value="10" table:style-name="ce5">
            <text:p>10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T</text:p>
          </table:table-cell>
          <table:table-cell office:value-type="float" office:value="0.5" table:style-name="ce5">
            <text:p>0,5</text:p>
          </table:table-cell>
          <table:table-cell table:number-columns-repeated="3" table:style-name="ce5"/>
          <table:table-cell table:number-columns-repeated="16379" table:style-name="ce1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  <style:font-face style:name="Calibri1" svg:font-family="Calibri1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36" number:language="en" number:country="US">
      <number:number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color="#000000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908</meta:generator>
    <dc:creator>Charles Rocabert</dc:creator>
    <dc:date>2024-09-17T16:30:47Z</dc:date>
    <meta:editing-cycles>3022</meta:editing-cycles>
    <meta:editing-duration>PT465325S</meta:editing-duration>
  </office:meta>
</office:document-meta>
</file>